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59" style:family="table">
      <style:table-properties style:width="7.0806in" table:align="margins"/>
    </style:style>
    <style:style style:name="Table59.A" style:family="table-column">
      <style:table-column-properties style:column-width="1.766in" style:rel-column-width="16345*"/>
    </style:style>
    <style:style style:name="Table59.B" style:family="table-column">
      <style:table-column-properties style:column-width="5.3146in" style:rel-column-width="49190*"/>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2" style:family="table">
      <style:table-properties style:width="7.0806in" table:align="margins"/>
    </style:style>
    <style:style style:name="Table62.A" style:family="table-column">
      <style:table-column-properties style:column-width="1.766in" style:rel-column-width="16345*"/>
    </style:style>
    <style:style style:name="Table62.B" style:family="table-column">
      <style:table-column-properties style:column-width="5.3146in" style:rel-column-width="49190*"/>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63" style:family="table">
      <style:table-properties style:width="7.0806in" table:align="margins" style:may-break-between-rows="false"/>
    </style:style>
    <style:style style:name="Table63.A" style:family="table-column">
      <style:table-column-properties style:column-width="1.766in" style:rel-column-width="16345*"/>
    </style:style>
    <style:style style:name="Table63.B" style:family="table-column">
      <style:table-column-properties style:column-width="5.3146in" style:rel-column-width="49190*"/>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06in" table:align="margins"/>
    </style:style>
    <style:style style:name="Table64.A" style:family="table-column">
      <style:table-column-properties style:column-width="1.766in" style:rel-column-width="16345*"/>
    </style:style>
    <style:style style:name="Table64.B" style:family="table-column">
      <style:table-column-properties style:column-width="5.3146in" style:rel-column-width="49190*"/>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06in" table:align="margins"/>
    </style:style>
    <style:style style:name="Table65.A" style:family="table-column">
      <style:table-column-properties style:column-width="2.3819in" style:rel-column-width="3430*"/>
    </style:style>
    <style:style style:name="Table65.B" style:family="table-column">
      <style:table-column-properties style:column-width="4.6986in" style:rel-column-width="6766*"/>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itle">
      <style:text-properties fo:font-size="60pt" style:font-size-asian="60pt" style:font-size-complex="60pt"/>
    </style:style>
    <style:style style:name="P8" style:family="paragraph" style:parent-style-name="Footnote">
      <style:paragraph-properties fo:text-align="start"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text-properties fo:font-weight="normal" style:font-weight-asian="normal" style:font-weight-complex="normal"/>
    </style:style>
    <style:style style:name="P17" style:family="paragraph" style:parent-style-name="Table_20_Contents">
      <style:paragraph-properties fo:text-align="center" style:justify-single-word="false"/>
      <style:text-properties style:font-name="Courier New" fo:font-weight="bold" style:font-weight-asian="bold" style:font-weight-complex="bold"/>
    </style:style>
    <style:style style:name="P18" style:family="paragraph" style:parent-style-name="Table_20_Contents">
      <style:paragraph-properties fo:text-align="center" style:justify-single-word="false"/>
      <style:text-properties style:font-name="Courier New" fo:font-size="12pt" style:font-size-asian="12pt" style:font-size-complex="12pt"/>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paragraph-properties fo:text-align="justify" style:justify-single-word="false"/>
      <style:text-properties style:font-name="Courier New" fo:font-size="10pt" style:font-size-asian="10pt" style:font-size-complex="10pt"/>
    </style:style>
    <style:style style:name="P21" style:family="paragraph" style:parent-style-name="Table_20_Contents">
      <style:paragraph-properties fo:text-align="center" style:justify-single-word="false"/>
      <style:text-properties style:font-name="Courier New"/>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4" style:family="paragraph" style:parent-style-name="Table_20_Contents">
      <style:text-properties fo:color="#808080" fo:font-size="10pt" style:font-size-asian="10pt" style:font-size-complex="10pt"/>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paragraph-properties fo:text-align="center" style:justify-single-word="false"/>
      <style:text-properties style:font-name="Arial Black" fo:font-size="10pt" style:font-size-asian="10pt" style:font-size-complex="10pt"/>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1" style:family="paragraph" style:parent-style-name="Table_20_Contents">
      <style:text-properties style:use-window-font-color="true" fo:font-size="10pt" style:font-size-asian="10pt" style:font-size-complex="10pt"/>
    </style:style>
    <style:style style:name="P32" style:family="paragraph" style:parent-style-name="Table_20_Contents">
      <style:paragraph-properties fo:text-align="center" style:justify-single-word="false"/>
      <style:text-properties fo:font-style="italic" style:font-style-asian="italic" style:font-style-complex="italic"/>
    </style:style>
    <style:style style:name="P33" style:family="paragraph" style:parent-style-name="Code">
      <style:text-properties fo:font-size="12pt" fo:font-weight="bold" style:font-size-asian="12pt" style:font-weight-asian="bold" style:font-size-complex="12pt" style:font-weight-complex="bold"/>
    </style:style>
    <style:style style:name="P34" style:family="paragraph" style:parent-style-name="Code">
      <style:paragraph-properties fo:text-align="justify" style:justify-single-word="false"/>
    </style:style>
    <style:style style:name="P35" style:family="paragraph" style:parent-style-name="Code">
      <style:text-properties style:font-name="Times New Roman" fo:font-size="14pt" style:font-name-asian="SimSun" style:font-size-asian="14pt" style:font-name-complex="Mangal" style:font-size-complex="14pt"/>
    </style:style>
    <style:style style:name="P36" style:family="paragraph" style:parent-style-name="Code">
      <style:text-properties style:text-underline-style="solid" style:text-underline-width="auto" style:text-underline-color="font-color" fo:font-weight="bold" style:font-weight-asian="bold" style:font-weight-complex="bold"/>
    </style:style>
    <style:style style:name="P37" style:family="paragraph" style:parent-style-name="Code">
      <style:text-properties style:text-underline-style="none"/>
    </style:style>
    <style:style style:name="P38" style:family="paragraph" style:parent-style-name="Text_20_body">
      <style:paragraph-properties fo:break-before="page"/>
    </style:style>
    <style:style style:name="P39" style:family="paragraph" style:parent-style-name="Heading_20_1">
      <style:paragraph-properties fo:text-align="justify" style:justify-single-word="false"/>
    </style:style>
    <style:style style:name="P40" style:family="paragraph" style:parent-style-name="Heading_20_1">
      <style:paragraph-properties fo:break-before="page"/>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7.0602in" style:type="right" style:leader-style="dotted" style:leader-text="."/>
        </style:tab-stops>
      </style:paragraph-properties>
    </style:style>
    <style:style style:name="P43" style:family="paragraph" style:parent-style-name="Contents_20_2">
      <style:paragraph-properties>
        <style:tab-stops>
          <style:tab-stop style:position="6.8839in" style:type="right"/>
        </style:tab-stops>
      </style:paragraph-properties>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fo:font-weight="bold" style:font-weight-asian="bold" style:font-weight-complex="bold"/>
    </style:style>
    <style:style style:name="P46" style:family="paragraph" style:parent-style-name="Index_20_1">
      <style:paragraph-properties>
        <style:tab-stops>
          <style:tab-stop style:position="7.0807in" style:type="right"/>
        </style:tab-stops>
      </style:paragraph-properties>
    </style:style>
    <style:style style:name="P47" style:family="paragraph" style:parent-style-name="Index_20_Separator">
      <style:paragraph-properties>
        <style:tab-stops/>
      </style:paragraph-properties>
    </style:style>
    <style:style style:name="P48" style:family="paragraph" style:parent-style-name="Text_20_body" style:master-page-name="Standard">
      <style:paragraph-properties style:page-number="auto"/>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paragraph-properties fo:text-align="justify" style:justify-single-word="false"/>
    </style:style>
    <style:style style:name="P52" style:family="paragraph" style:parent-style-name="Text_20_body" style:list-style-name="L5">
      <style:paragraph-properties fo:text-align="justify" style:justify-single-word="false"/>
    </style:style>
    <style:style style:name="P53" style:family="paragraph" style:parent-style-name="Text_20_body" style:list-style-name="L1">
      <style:paragraph-properties fo:text-align="justify" style:justify-single-word="false"/>
    </style:style>
    <style:style style:name="P54" style:family="paragraph" style:parent-style-name="Text_20_body" style:list-style-name="L8">
      <style:paragraph-properties fo:text-align="justify" style:justify-single-word="false"/>
    </style:style>
    <style:style style:name="P55" style:family="paragraph" style:parent-style-name="Text_20_body" style:list-style-name="L10">
      <style:paragraph-properties fo:text-align="justify" style:justify-single-word="false"/>
    </style:style>
    <style:style style:name="P56" style:family="paragraph" style:parent-style-name="Text_20_body" style:list-style-name="L11">
      <style:paragraph-properties fo:text-align="justify" style:justify-single-word="false"/>
    </style:style>
    <style:style style:name="P57" style:family="paragraph" style:parent-style-name="Text_20_body" style:list-style-name="L13">
      <style:paragraph-properties fo:text-align="justify" style:justify-single-word="false"/>
    </style:style>
    <style:style style:name="P58" style:family="paragraph" style:parent-style-name="Text_20_body" style:list-style-name="L14">
      <style:paragraph-properties fo:text-align="justify" style:justify-single-word="false"/>
    </style:style>
    <style:style style:name="P59" style:family="paragraph" style:parent-style-name="Text_20_body" style:list-style-name="L15">
      <style:paragraph-properties fo:text-align="justify" style:justify-single-word="false"/>
    </style:style>
    <style:style style:name="P60" style:family="paragraph" style:parent-style-name="Text_20_body" style:list-style-name="L16">
      <style:paragraph-properties fo:text-align="justify" style:justify-single-word="false"/>
    </style:style>
    <style:style style:name="P61" style:family="paragraph" style:parent-style-name="Text_20_body" style:list-style-name="L17">
      <style:paragraph-properties fo:text-align="justify" style:justify-single-word="false"/>
    </style:style>
    <style:style style:name="P62" style:family="paragraph" style:parent-style-name="Text_20_body" style:list-style-name="L4"/>
    <style:style style:name="P63" style:family="paragraph" style:parent-style-name="Text_20_body" style:list-style-name="L5"/>
    <style:style style:name="P64" style:family="paragraph" style:parent-style-name="Text_20_body" style:list-style-name="L6"/>
    <style:style style:name="P65" style:family="paragraph" style:parent-style-name="Text_20_body" style:list-style-name="L7"/>
    <style:style style:name="P66" style:family="paragraph" style:parent-style-name="Text_20_body" style:list-style-name="L9"/>
    <style:style style:name="P67"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Text_20_body"/>
      <text:p text:style-name="Text_20_body"/>
      <text:p text:style-name="Text_20_body"/>
      <text:p text:style-name="P7">The fOOrth User's Guide</text:p>
      <text:p text:style-name="Subtitle">An RPN, object oriented language that is not FORTH.</text:p>
      <text:p text:style-name="Subtitle">by Peter Camilleri </text:p>
      <text:p text:style-name="Text_20_body"/>
      <text:p text:style-name="P2">Last Update: March 23, 2015</text:p>
      <text:p text:style-name="P2">Covering fOOrth version 0.0.3</text:p>
      <text:p text:style-name="P2">Status: Unpublished.</text:p>
      <text:p text:style-name="Text_20_body"/>
      <text:p text:style-name="Text_20_body"/>
      <text:p text:style-name="Text_20_body"/>
      <text:p text:style-name="P3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41">Table of Contents</text:p>
          </text:index-title>
          <text:p text:style-name="P42">The MIT License (MIT).<text:tab/>5</text:p>
          <text:p text:style-name="P42">Introduction<text:tab/>6</text:p>
          <text:p text:style-name="P43">About the name fOOrth<text:tab/>6</text:p>
          <text:p text:style-name="P43">How fOOrth came to be<text:tab/>6</text:p>
          <text:p text:style-name="P43">Goals and Principles<text:tab/>7</text:p>
          <text:p text:style-name="P43">Report Card<text:tab/>8</text:p>
          <text:p text:style-name="P43">Special Note of Thanks<text:tab/>9</text:p>
          <text:p text:style-name="P42">Installation<text:tab/>10</text:p>
          <text:p text:style-name="P43">Ruby<text:tab/>10</text:p>
          <text:p text:style-name="P43">fOOrth<text:tab/>10</text:p>
          <text:p text:style-name="P43">Running fOOrth<text:tab/>11</text:p>
          <text:p text:style-name="P43">Source Archive<text:tab/>11</text:p>
          <text:p text:style-name="P42">First Steps<text:tab/>12</text:p>
          <text:p text:style-name="P42">The Syntax and Style of fOOrth<text:tab/>14</text:p>
          <text:p text:style-name="P43">Syntax<text:tab/>14</text:p>
          <text:p text:style-name="P43">Spaces<text:tab/>14</text:p>
          <text:p text:style-name="P43">Comments<text:tab/>14</text:p>
          <text:p text:style-name="P43">String Literals<text:tab/>14</text:p>
          <text:p text:style-name="P43">Numeric Literals<text:tab/>15</text:p>
          <text:p text:style-name="P42">A fOOrth Calculator<text:tab/>16</text:p>
          <text:p text:style-name="P43">The Basics<text:tab/>16</text:p>
          <text:p text:style-name="P43">Stack Manipulation<text:tab/>17</text:p>
          <text:p text:style-name="P43">Programming<text:tab/>19</text:p>
          <text:p text:style-name="P43">Control Structures<text:tab/>20</text:p>
          <text:p text:style-name="P43">Data Memory<text:tab/>24</text:p>
          <text:p text:style-name="P42">Data Storage in fOOrth<text:tab/>25</text:p>
          <text:p text:style-name="P43">Typing<text:tab/>25</text:p>
          <text:p text:style-name="P43">Declarations<text:tab/>25</text:p>
          <text:p text:style-name="P43">Scoping<text:tab/>25</text:p>
          <text:p text:style-name="P43">Referencing<text:tab/>26</text:p>
          <text:p text:style-name="P43">Mutation<text:tab/>27</text:p>
          <text:p text:style-name="P42">Cloning Data<text:tab/>29</text:p>
          <text:p text:style-name="P43">Deep vs Shallow Copy<text:tab/>29</text:p>
          <text:p text:style-name="P43">Permissive Copying<text:tab/>31</text:p>
          <text:p text:style-name="P42">The Class Tree<text:tab/>32</text:p>
          <text:p text:style-name="P43">A Brief Overview<text:tab/>32</text:p>
          <text:p text:style-name="P42">Method Mapping<text:tab/>34</text:p>
          <text:p text:style-name="P42">Routing<text:tab/>35</text:p>
          <text:p text:style-name="P43">Routing Internals<text:tab/>36</text:p>
          <text:p text:style-name="P42">Handling Exceptions<text:tab/>38</text:p>
          <text:p text:style-name="P43">fOOrth Native Exception Codes:<text:tab/>38</text:p>
          <text:p text:style-name="P42">Array<text:tab/>39</text:p>
          <text:p text:style-name="P43">Array Literals<text:tab/>39</text:p>
          <text:p text:style-name="P43">Class Methods<text:tab/>40</text:p>
          <text:p text:style-name="P43">Instance Methods<text:tab/>41</text:p>
          <text:p text:style-name="P43">See Also<text:tab/>42</text:p>
          <text:p text:style-name="P42">Class<text:tab/>43</text:p>
          <text:p text:style-name="P43">Instance Methods<text:tab/>43</text:p>
          <text:p text:style-name="P43">See Also<text:tab/>43</text:p>
          <text:p text:style-name="P42">Complex<text:tab/>44</text:p>
          <text:p text:style-name="P43">Complex Literals<text:tab/>44</text:p>
          <text:p text:style-name="P43">Instance Methods<text:tab/>45</text:p>
          <text:p text:style-name="P43">Instance Stubs<text:tab/>45</text:p>
          <text:p text:style-name="P43">See Also<text:tab/>45</text:p>
          <text:p text:style-name="P42">Exception<text:tab/>46</text:p>
          <text:p text:style-name="P42">FalseClass<text:tab/>47</text:p>
          <text:p text:style-name="P43">Instance Methods<text:tab/>47</text:p>
          <text:p text:style-name="P43">See Also<text:tab/>47</text:p>
          <text:p text:style-name="P42">Float<text:tab/>49</text:p>
          <text:p text:style-name="P43">Float Literals<text:tab/>49</text:p>
          <text:p text:style-name="P43">See Also<text:tab/>49</text:p>
          <text:p text:style-name="P42">Hash<text:tab/>50</text:p>
          <text:p text:style-name="P43">Hash Literals<text:tab/>50</text:p>
          <text:p text:style-name="P43">Instance Methods<text:tab/>50</text:p>
          <text:p text:style-name="P43">See Also<text:tab/>50</text:p>
          <text:p text:style-name="P42">InStream<text:tab/>51</text:p>
          <text:p text:style-name="P43">Class Methods<text:tab/>51</text:p>
          <text:p text:style-name="P43">Instance Methods<text:tab/>51</text:p>
          <text:p text:style-name="P43">Class Stubs<text:tab/>51</text:p>
          <text:p text:style-name="P43">See Also<text:tab/>51</text:p>
          <text:p text:style-name="P42">Integer<text:tab/>52</text:p>
          <text:p text:style-name="P43">Integer Literals<text:tab/>52</text:p>
          <text:p text:style-name="P43">Instance Methods<text:tab/>52</text:p>
          <text:p text:style-name="P43">See Also<text:tab/>53</text:p>
          <text:p text:style-name="P42">MaxNumeric<text:tab/>54</text:p>
          <text:p text:style-name="P43">MaxNumeric Literals<text:tab/>54</text:p>
          <text:p text:style-name="P43">Instance Methods<text:tab/>54</text:p>
          <text:p text:style-name="P42">MinNumeric<text:tab/>55</text:p>
          <text:p text:style-name="P43">Min Numeric Literals<text:tab/>55</text:p>
          <text:p text:style-name="P43">Instance Methods<text:tab/>55</text:p>
          <text:p text:style-name="P42">NilClass<text:tab/>56</text:p>
          <text:p text:style-name="P43">Instance Methods<text:tab/>56</text:p>
          <text:p text:style-name="P43">See Also<text:tab/>56</text:p>
          <text:p text:style-name="P42">Numeric<text:tab/>57</text:p>
          <text:p text:style-name="P43"><text:soft-page-break/>Instance Methods<text:tab/>57</text:p>
          <text:p text:style-name="P43">See Also<text:tab/>59</text:p>
          <text:p text:style-name="P42">Object<text:tab/>60</text:p>
          <text:p text:style-name="P43">Instance Methods<text:tab/>60</text:p>
          <text:p text:style-name="P43">See Also<text:tab/>69</text:p>
          <text:p text:style-name="P42">OutStream<text:tab/>70</text:p>
          <text:p text:style-name="P43">Class Methods<text:tab/>70</text:p>
          <text:p text:style-name="P43">Instance Methods<text:tab/>70</text:p>
          <text:p text:style-name="P43">Class Stubs<text:tab/>70</text:p>
          <text:p text:style-name="P43">See Also<text:tab/>71</text:p>
          <text:p text:style-name="P42">Procedure<text:tab/>72</text:p>
          <text:p text:style-name="P43">Procedure Literals<text:tab/>72</text:p>
          <text:p text:style-name="P43">Instance Methods<text:tab/>72</text:p>
          <text:p text:style-name="P43">See Also<text:tab/>72</text:p>
          <text:p text:style-name="P42">Queue<text:tab/>73</text:p>
          <text:p text:style-name="P43">Instance Methods<text:tab/>73</text:p>
          <text:p text:style-name="P43">See Also<text:tab/>73</text:p>
          <text:p text:style-name="P42">Rational<text:tab/>74</text:p>
          <text:p text:style-name="P43">Rational Literals<text:tab/>74</text:p>
          <text:p text:style-name="P43">Instance Methods<text:tab/>74</text:p>
          <text:p text:style-name="P43">See Also<text:tab/>75</text:p>
          <text:p text:style-name="P42">Stack<text:tab/>76</text:p>
          <text:p text:style-name="P43">Instance Methods<text:tab/>76</text:p>
          <text:p text:style-name="P43">See Also<text:tab/>76</text:p>
          <text:p text:style-name="P42">String<text:tab/>77</text:p>
          <text:p text:style-name="P43">String Literals<text:tab/>77</text:p>
          <text:p text:style-name="P43">Instance Methods<text:tab/>77</text:p>
          <text:p text:style-name="P43">See Also<text:tab/>78</text:p>
          <text:p text:style-name="P42">Thread<text:tab/>79</text:p>
          <text:p text:style-name="P43">Class Methods<text:tab/>79</text:p>
          <text:p text:style-name="P43">Instance Methods<text:tab/>79</text:p>
          <text:p text:style-name="P43">See Also<text:tab/>79</text:p>
          <text:p text:style-name="P42">TrueClass<text:tab/>80</text:p>
          <text:p text:style-name="P43">See Also<text:tab/>80</text:p>
          <text:p text:style-name="P42">VirtualMachine<text:tab/>81</text:p>
          <text:p text:style-name="P43">Instance Methods<text:tab/>81</text:p>
          <text:p text:style-name="P43">Commands<text:tab/>83</text:p>
          <text:p text:style-name="P43">See Also<text:tab/>84</text:p>
          <text:p text:style-name="P42">Appendix A – Symbol Glossary<text:tab/>85</text:p>
          <text:p text:style-name="P42">Appendix B – Regular Expressions<text:tab/>87</text:p>
          <text:p text:style-name="P42">Edit History:<text:tab/>89</text:p>
        </text:index-body>
      </text:table-of-content>
      <text:p text:style-name="Text_20_body"/>
      <text:h text:style-name="P40"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39" text:outline-level="1">Introduction</text:h>
      <text:h text:style-name="Heading_20_2" text:outline-level="2">About the name fOOrth</text:h>
      <text:p text:style-name="Standard"/>
      <text:p text:style-name="P9">The name of programming language fOOrth is an example of a malamanteau<text:note text:id="ftn1" text:note-class="footnote"><text:note-citation>1</text:note-citation><text:note-body><text:p text:style-name="P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9">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2812086173387823396" text:style-name="L1">
        <text:list-item>
          <text:p text:style-name="P49">A Simple, Easy-to-Understand syntax that is none the less, Expressive and Compact:</text:p>
        </text:list-item>
      </text:list>
      <text:list xml:id="list280352811550825342" text:style-name="L2">
        <text:list-item>
          <text:list>
            <text:list-item>
              <text:p text:style-name="P50">Source code in fOOrth is free-form with no line oriented limitations or rules.</text:p>
            </text:list-item>
            <text:list-item>
              <text:p text:style-name="P50">Support is given to the easy representation of common literal data such as strings, integers, floating point numbers, rational numbers, and complex numbers.</text:p>
            </text:list-item>
          </text:list>
        </text:list-item>
      </text:list>
      <text:list xml:id="list34223825" text:continue-list="list2812086173387823396" text:style-name="L1">
        <text:list-item>
          <text:p text:style-name="P49">Safe Data and Data Structures:</text:p>
        </text:list-item>
      </text:list>
      <text:list xml:id="list4512831990448524166" text:style-name="L3">
        <text:list-item>
          <text:list>
            <text:list-item>
              <text:p text:style-name="P51">Simple, reliable arithmetic. In fOOrth, integer operations never overflow. Rational <text:soft-page-break/>values can be represented exactly, complex numbers are supported, and conversions between numeric types are simple.</text:p>
            </text:list-item>
            <text:list-item>
              <text:p text:style-name="P51">Strings grow as needed without the need to allocate space or worry about overflow.</text:p>
            </text:list-item>
            <text:list-item>
              <text:p text:style-name="P51">Data containers such as arrays and hashes grow as needed. Out of range subscripts cannot access undefined memory regions. </text:p>
            </text:list-item>
          </text:list>
        </text:list-item>
      </text:list>
      <text:list xml:id="list34205315" text:continue-list="list34223825" text:style-name="L1">
        <text:list-item>
          <text:p text:style-name="P49">Message Passing:</text:p>
        </text:list-item>
      </text:list>
      <text:list xml:id="list4493288824902143660" text:style-name="L4">
        <text:list-item>
          <text:list>
            <text:list-item>
              <text:p text:style-name="P62">In fOOrth all actions take the form of messages sent to a receiver.</text:p>
            </text:list-item>
            <text:list-item>
              <text:p text:style-name="P62">The routing of messages is specified by the exact type of the message.</text:p>
            </text:list-item>
            <text:list-item>
              <text:p text:style-name="P62">Message receivers include data items on the stack as well as the virtual machine object associated with the current thread of execution.</text:p>
            </text:list-item>
            <text:list-item>
              <text:p text:style-name="P62">Messages for which no routing specification can be found, generate an error at compile time.</text:p>
            </text:list-item>
          </text:list>
        </text:list-item>
      </text:list>
      <text:list xml:id="list34194367" text:continue-list="list34205315" text:style-name="L1">
        <text:list-item>
          <text:p text:style-name="P49">Object Oriented Design:</text:p>
        </text:list-item>
      </text:list>
      <text:list xml:id="list7721330266208504845" text:style-name="L5">
        <text:list-item>
          <text:list>
            <text:list-item>
              <text:p text:style-name="P52">Support class based inheritance, with a non-cyclic (single inheritance) tree derived from a common base Object class.</text:p>
            </text:list-item>
            <text:list-item>
              <text:p text:style-name="P63">Support late binding and polymorphism through message interface compatibility or “duck” typing.</text:p>
            </text:list-item>
          </text:list>
        </text:list-item>
      </text:list>
      <text:list xml:id="list34214399" text:continue-list="list34194367" text:style-name="L1">
        <text:list-item>
          <text:p text:style-name="P49">Meta programming: </text:p>
        </text:list-item>
      </text:list>
      <text:list xml:id="list3076780271606686525" text:style-name="L6">
        <text:list-item>
          <text:list>
            <text:list-item>
              <text:p text:style-name="P64">Support extensible language constructs by making the compiler an accessible part of the system.</text:p>
            </text:list-item>
          </text:list>
        </text:list-item>
      </text:list>
      <text:list xml:id="list34223251" text:continue-list="list34214399" text:style-name="L1">
        <text:list-item>
          <text:p text:style-name="P49">Reliability:</text:p>
        </text:list-item>
      </text:list>
      <text:list xml:id="list3934850305953444416" text:style-name="L7">
        <text:list-item>
          <text:list>
            <text:list-item>
              <text:p text:style-name="P65">Errors should be detected as soon as possible. </text:p>
            </text:list-item>
            <text:list-item>
              <text:p text:style-name="P65">Language constructs should not be designed in a way that causes simple coding errors to spin off into infinite loops. </text:p>
            </text:list-item>
          </text:list>
        </text:list-item>
      </text:list>
      <text:list xml:id="list34209613" text:continue-list="list34223251" text:style-name="L1">
        <text:list-item>
          <text:p text:style-name="P53">Building on the host language:</text:p>
        </text:list-item>
      </text:list>
      <text:list xml:id="list5788015152419184734" text:style-name="L8">
        <text:list-item>
          <text:list>
            <text:list-item>
              <text:p text:style-name="P54">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254864828"/>Thanks<text:alphabetical-index-mark-end text:id="IMark254864828"/></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9140889144069545336" text:style-name="L9">
        <text:list-item>
          <text:p text:style-name="P66">ruby 1.9.3p484 (2013-11-22) [i386-mingw32]</text:p>
        </text:list-item>
        <text:list-item>
          <text:p text:style-name="P66">ruby 2.1.5p273 (2014-11-13 revision 48405) [i386-mingw32]</text:p>
        </text:list-item>
        <text:list-item>
          <text:p text:style-name="P66">Rubinius – to be tested!</text:p>
        </text:list-item>
        <text:list-item>
          <text:p text:style-name="P66">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9">Once fOOrth is installed, there are several options for running the language environment. These are:</text:p>
      <text:p text:style-name="P9"/>
      <text:h text:style-name="Heading_20_3" text:outline-level="3"><text:alphabetical-index-mark-start text:id="IMark254864828"/>Rake<text:alphabetical-index-mark-end text:id="IMark254864828"/>:</text:h>
      <text:p text:style-name="P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254864828"/>Demo.rb<text:alphabetical-index-mark-end text:id="IMark25486482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1">Tokens</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text:p>
          </table:table-cell>
          <table:table-cell table:style-name="Table1.E1" office:value-type="string">
            <text:p text:style-name="P12">.</text:p>
          </table:table-cell>
        </table:table-row>
        <table:table-row>
          <table:table-cell table:style-name="Table1.A2" office:value-type="string">
            <text:p text:style-name="P11">Output</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E2" office:value-type="string">
            <text:p text:style-name="P11">'9'</text:p>
          </table:table-cell>
        </table:table-row>
        <table:table-row>
          <table:table-cell table:style-name="Table1.A3" table:number-rows-spanned="2" office:value-type="string">
            <text:p text:style-name="P11">Data Stack</text:p>
          </table:table-cell>
          <table:table-cell table:style-name="Table1.A2" office:value-type="string">
            <text:p text:style-name="P11">4</text:p>
          </table:table-cell>
          <table:table-cell table:style-name="Table1.A2" office:value-type="string">
            <text:p text:style-name="P11">5</text:p>
          </table:table-cell>
          <table:table-cell table:style-name="Table1.A2" office:value-type="string">
            <text:p text:style-name="P11">9</text:p>
          </table:table-cell>
          <table:table-cell table:style-name="Table1.E2" office:value-type="string">
            <text:p text:style-name="P11"/>
          </table:table-cell>
        </table:table-row>
        <table:table-row>
          <table:covered-table-cell/>
          <table:table-cell table:style-name="Table1.A2" office:value-type="string">
            <text:p text:style-name="P11"/>
          </table:table-cell>
          <table:table-cell table:style-name="Table1.A2" office:value-type="string">
            <text:p text:style-name="P11">4</text:p>
          </table:table-cell>
          <table:table-cell table:style-name="Table1.A2" office:value-type="string">
            <text:p text:style-name="P11"/>
          </table:table-cell>
          <table:table-cell table:style-name="Table1.E2" office:value-type="string">
            <text:p text:style-name="P11"/>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1">Infix</text:p>
          </table:table-cell>
          <table:table-cell table:style-name="Table2.A1" office:value-type="string">
            <text:p text:style-name="P11">Postfix</text:p>
          </table:table-cell>
          <table:table-cell table:style-name="Table2.C1" office:value-type="string">
            <text:p text:style-name="P11">Result</text:p>
          </table:table-cell>
        </table:table-row>
        <table:table-row>
          <table:table-cell table:style-name="Table2.A2" office:value-type="string">
            <text:p text:style-name="P11">2+3*4</text:p>
          </table:table-cell>
          <table:table-cell table:style-name="Table2.A2" office:value-type="string">
            <text:p text:style-name="P11">2 3 4 * +</text:p>
          </table:table-cell>
          <table:table-cell table:style-name="Table2.C2" office:value-type="string">
            <text:p text:style-name="P11">14</text:p>
          </table:table-cell>
        </table:table-row>
        <table:table-row>
          <table:table-cell table:style-name="Table2.A2" office:value-type="string">
            <text:p text:style-name="P11">(2+3)*4</text:p>
          </table:table-cell>
          <table:table-cell table:style-name="Table2.A2" office:value-type="string">
            <text:p text:style-name="P11">2 3 + 4 *</text:p>
          </table:table-cell>
          <table:table-cell table:style-name="Table2.C2" office:value-type="string">
            <text:p text:style-name="P11">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1">Language</text:p>
            <text:p text:style-name="P11">Tokens</text:p>
          </table:table-cell>
          <table:table-cell table:style-name="Table3.B1" table:number-columns-spanned="2" office:value-type="string">
            <text:p text:style-name="P11">Abstract Pseudo-Code Generated</text:p>
          </table:table-cell>
          <table:covered-table-cell/>
        </table:table-row>
        <table:table-row>
          <table:covered-table-cell/>
          <table:table-cell table:style-name="Table3.B2" office:value-type="string">
            <text:p text:style-name="P11">FORTH</text:p>
          </table:table-cell>
          <table:table-cell table:style-name="Table3.C2" office:value-type="string">
            <text:p text:style-name="P11">fOOrth</text:p>
          </table:table-cell>
        </table:table-row>
        <table:table-row>
          <table:table-cell table:style-name="Table3.B2" office:value-type="string">
            <text:p text:style-name="P12">4</text:p>
          </table:table-cell>
          <table:table-cell table:style-name="Table3.B2" office:value-type="string">
            <text:p text:style-name="P11">Push_integer 4</text:p>
          </table:table-cell>
          <table:table-cell table:style-name="Table3.C2" office:value-type="string">
            <text:p text:style-name="P11">Push_integer 4</text:p>
          </table:table-cell>
        </table:table-row>
        <table:table-row>
          <table:table-cell table:style-name="Table3.B2" office:value-type="string">
            <text:p text:style-name="P12">5</text:p>
          </table:table-cell>
          <table:table-cell table:style-name="Table3.B2" office:value-type="string">
            <text:p text:style-name="P11">Push_integer 5</text:p>
          </table:table-cell>
          <table:table-cell table:style-name="Table3.C2" office:value-type="string">
            <text:p text:style-name="P11">Push_integer 5</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T<text:span text:style-name="T6">2</text:span> = Pop_integer</text:p>
            <text:p text:style-name="P11">T<text:span text:style-name="T6">3 </text:span>= Add_integers T<text:span text:style-name="T6">2 </text:span>,T<text:span text:style-name="T6">1</text:span></text:p>
            <text:p text:style-name="P11">Push_integer T<text:span text:style-name="T6">3</text:span></text:p>
          </table:table-cell>
          <table:table-cell table:style-name="Table3.C2" office:value-type="string">
            <text:p text:style-name="P11">T<text:span text:style-name="T6">1</text:span> = Pop_object</text:p>
            <text:p text:style-name="P11">T<text:span text:style-name="T6">2</text:span> = Pop_object</text:p>
            <text:p text:style-name="P11">T<text:span text:style-name="T6">3</text:span> = T<text:span text:style-name="T6">2</text:span>.Add(T<text:span text:style-name="T6">1</text:span>)</text:p>
            <text:p text:style-name="P11">Push_object T<text:span text:style-name="T6">3</text:span></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Print_integer T<text:span text:style-name="T6">1</text:span></text:p>
          </table:table-cell>
          <table:table-cell table:style-name="Table3.C2" office:value-type="string">
            <text:p text:style-name="P11">T<text:span text:style-name="T6">1</text:span> = Pop_object</text:p>
            <text:p text:style-name="P11">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5"><text:alphabetical-index-mark-start text:id="IMark185519340"/>drop<text:alphabetical-index-mark-end text:id="IMark185519340"/>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4">&gt;</text:p>
          </table:table-cell>
        </table:table-row>
        <table:table-row table:style-name="Table54.1">
          <table:table-cell table:style-name="Table54.A2" office:value-type="string">
            <text:p text:style-name="P15"><text:alphabetical-index-mark-start text:id="IMark185519340"/>dup<text:alphabetical-index-mark-end text:id="IMark185519340"/>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4">&gt;</text:p>
          </table:table-cell>
        </table:table-row>
        <table:table-row table:style-name="Table54.1">
          <table:table-cell table:style-name="Table54.A2" office:value-type="string">
            <text:p text:style-name="P15"><text:alphabetical-index-mark-start text:id="IMark185519340"/>nip<text:alphabetical-index-mark-end text:id="IMark185519340"/>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4">&gt;</text:p>
          </table:table-cell>
        </table:table-row>
        <table:table-row table:style-name="Table54.1">
          <table:table-cell table:style-name="Table54.A2" office:value-type="string">
            <text:p text:style-name="P15"><text:alphabetical-index-mark-start text:id="IMark185519340"/>over<text:alphabetical-index-mark-end text:id="IMark185519340"/>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5"><text:alphabetical-index-mark-start text:id="IMark185519340"/>pick<text:alphabetical-index-mark-end text:id="IMark185519340"/>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85519340"/>swap<text:alphabetical-index-mark-end text:id="IMark185519340"/>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4">&gt;</text:p>
          </table:table-cell>
        </table:table-row>
        <table:table-row table:style-name="Table54.1">
          <table:table-cell table:style-name="Table54.A2" office:value-type="string">
            <text:p text:style-name="P15"><text:alphabetical-index-mark-start text:id="IMark185519340"/>tuck<text:alphabetical-index-mark-end text:id="IMark185519340"/>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3449335034829004795" text:style-name="L10">
        <text:list-item>
          <text:p text:style-name="P55">To store return addresses for word calls. In fOOrth this is handled by the Ruby virtual machine.</text:p>
        </text:list-item>
        <text:list-item>
          <text:p text:style-name="P55">To store context for control structures. In fOOrth the context mechanism provides for a far richer and more reliable set of control, compile, and data structures.</text:p>
        </text:list-item>
        <text:list-item>
          <text:p text:style-name="P55">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85517708"/>if<text:alphabetical-index-mark-end text:id="IMark185517708"/>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185517708"/>else<text:alphabetical-index-mark-end text:id="IMark185517708"/>” and “<text:alphabetical-index-mark-start text:id="IMark163254456"/>then<text:alphabetical-index-mark-end text:id="IMark163254456"/>”.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63254456"/>switch<text:alphabetical-index-mark-end text:id="IMark163254456"/>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63254456"/>do<text:alphabetical-index-mark-end text:id="IMark163254456"/>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163254456"/>loop<text:alphabetical-index-mark-end text:id="IMark163254456"/>” commands mark the boundaries of the loop; The “<text:alphabetical-index-mark-start text:id="IMark185517708"/>i<text:alphabetical-index-mark-end text:id="IMark185517708"/>” command is used to retrieve the current loop counter value. For nested loops, the “<text:alphabetical-index-mark-start text:id="IMark163254888"/>j<text:alphabetical-index-mark-end text:id="IMark163254888"/>” command retrieves the value of the outer loops counter value. <text:s/>By default, the “loop” command adds one to the loop value. For more flexible looping, the “<text:alphabetical-index-mark-start text:id="IMark122058212"/>+loop<text:alphabetical-index-mark-end text:id="IMark12205821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22058212"/>-i<text:alphabetical-index-mark-end text:id="IMark122058212"/> and <text:alphabetical-index-mark-start text:id="IMark163254888"/>-j<text:alphabetical-index-mark-end text:id="IMark163254888"/></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63254888"/>begin<text:alphabetical-index-mark-end text:id="IMark163254888"/> statement</text:h>
      <text:p text:style-name="P3">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1695396557621052694" text:style-name="L11">
        <text:list-item>
          <text:p text:style-name="P56">begin … <text:alphabetical-index-mark-start text:id="IMark185517708"/>until<text:alphabetical-index-mark-end text:id="IMark185517708"/> – loops until the top of stack is true.</text:p>
        </text:list-item>
        <text:list-item>
          <text:p text:style-name="P56">begin … <text:alphabetical-index-mark-start text:id="IMark163254888"/>again<text:alphabetical-index-mark-end text:id="IMark163254888"/> – loops indefinitely </text:p>
        </text:list-item>
        <text:list-item>
          <text:p text:style-name="P56">begin … <text:alphabetical-index-mark-start text:id="IMark185517708"/>repeat<text:alphabetical-index-mark-end text:id="IMark185517708"/>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36"/>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85517708"/>Typing<text:alphabetical-index-mark-end text:id="IMark185517708"/></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85517708"/>Duck Typing<text:alphabetical-index-mark-end text:id="IMark185517708"/><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85517708"/>Declarations<text:alphabetical-index-mark-end text:id="IMark185517708"/></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185517708"/>Scoping<text:alphabetical-index-mark-end text:id="IMark185517708"/></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185517708"/><text:span text:style-name="T7">val:</text:span><text:alphabetical-index-mark-end text:id="IMark185517708"/> and <text:alphabetical-index-mark-start text:id="IMark122058212"/><text:span text:style-name="T7">var:</text:span><text:alphabetical-index-mark-end text:id="IMark122058212"/></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22058212"/><text:span text:style-name="T7">.init</text:span><text:alphabetical-index-mark-end text:id="IMark122058212"/> method being the most popular since it is called to initialize a new instance of the object.</text:p>
      <text:p text:style-name="P3">Methods: <text:alphabetical-index-mark-start text:id="IMark122058212"/><text:span text:style-name="T7">val@:</text:span><text:alphabetical-index-mark-end text:id="IMark122058212"/> and <text:alphabetical-index-mark-start text:id="IMark185517708"/><text:span text:style-name="T7">var@:</text:span><text:alphabetical-index-mark-end text:id="IMark185517708"/></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185517708"/><text:span text:style-name="T7">val#:</text:span><text:alphabetical-index-mark-end text:id="IMark185517708"/> and <text:alphabetical-index-mark-start text:id="IMark122058212"/><text:span text:style-name="T7">var#:</text:span><text:alphabetical-index-mark-end text:id="IMark122058212"/></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122058212"/><text:span text:style-name="T7">val$:</text:span><text:alphabetical-index-mark-end text:id="IMark122058212"/> and <text:alphabetical-index-mark-start text:id="IMark185517708"/><text:span text:style-name="T7">var$:</text:span><text:alphabetical-index-mark-end text:id="IMark185517708"/></text:p>
      <text:p text:style-name="P3">Regex for valid local variable names: <text:span text:style-name="T7">/^\$[a-z][a-z0-9_]*$/</text:span></text:p>
      <text:p text:style-name="Text_20_body">Notes:</text:p>
      <text:p text:style-name="Text_20_body"/>
      <text:h text:style-name="Heading_20_2" text:outline-level="2"><text:alphabetical-index-mark-start text:id="IMark185517708"/>Referencing<text:alphabetical-index-mark-end text:id="IMark185517708"/></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5">Task</text:p>
          </table:table-cell>
          <table:table-cell table:style-name="Table56.A1" office:value-type="string">
            <text:p text:style-name="P32">var</text:p>
          </table:table-cell>
          <table:table-cell table:style-name="Table56.C1" office:value-type="string">
            <text:p text:style-name="P32">val</text:p>
          </table:table-cell>
        </table:table-row>
        <table:table-row>
          <table:table-cell table:style-name="Table56.A2" office:value-type="string">
            <text:p text:style-name="P15">Sample Declarations</text:p>
          </table:table-cell>
          <table:table-cell table:style-name="Table56.A2" office:value-type="string">
            <text:p text:style-name="P11">0 var: score</text:p>
          </table:table-cell>
          <table:table-cell table:style-name="Table56.C2" office:value-type="string">
            <text:p text:style-name="P11">10 val: max_score</text:p>
          </table:table-cell>
        </table:table-row>
        <table:table-row>
          <table:table-cell table:style-name="Table56.A3" office:value-type="string">
            <text:p text:style-name="P15">Just what is being declared?</text:p>
          </table:table-cell>
          <table:table-cell table:style-name="Table56.A2" office:value-type="string">
            <text:p text:style-name="P26">A method (called score) that pushes a reference to the value onto the stack.</text:p>
          </table:table-cell>
          <table:table-cell table:style-name="Table56.C2" office:value-type="string">
            <text:p text:style-name="P26">A method (called max_score) that pushes the value onto the stack.</text:p>
          </table:table-cell>
        </table:table-row>
        <table:table-row>
          <table:table-cell table:style-name="Table56.A2" office:value-type="string">
            <text:p text:style-name="P15">Retrieve the value of the variable.</text:p>
          </table:table-cell>
          <table:table-cell table:style-name="Table56.A2" office:value-type="string">
            <text:p text:style-name="P11">score @</text:p>
          </table:table-cell>
          <table:table-cell table:style-name="Table56.C2" office:value-type="string">
            <text:p text:style-name="P11">max_score </text:p>
          </table:table-cell>
        </table:table-row>
        <table:table-row>
          <table:table-cell table:style-name="Table56.A2" office:value-type="string">
            <text:p text:style-name="P15">Update the value of the variable.</text:p>
          </table:table-cell>
          <table:table-cell table:style-name="Table56.A2" office:value-type="string">
            <text:p text:style-name="P11">1 score !</text:p>
          </table:table-cell>
          <table:table-cell table:style-name="Table56.C2" office:value-type="string">
            <text:p text:style-name="P11">--<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15">Get a reference to the variable.</text:p>
          </table:table-cell>
          <table:table-cell table:style-name="Table56.A2" office:value-type="string">
            <text:p text:style-name="P11">score</text:p>
          </table:table-cell>
          <table:table-cell table:style-name="Table56.C2" office:value-type="string">
            <text:p text:style-name="P11">--<text:note text:id="ftn25" text:note-class="footnote"><text:note-citation>25</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85517708"/>Mutation<text:alphabetical-index-mark-end text:id="IMark185517708"/></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2">Method</text:p>
          </table:table-cell>
          <table:table-cell table:style-name="Table57.B1" office:value-type="string">
            <text:p text:style-name="P12">Stack Before</text:p>
          </table:table-cell>
          <table:table-cell table:style-name="Table57.B1" office:value-type="string">
            <text:p text:style-name="P12">Stack After</text:p>
          </table:table-cell>
          <table:table-cell table:style-name="Table57.A1" office:value-type="string">
            <text:p text:style-name="P14">Description</text:p>
          </table:table-cell>
          <table:table-cell table:style-name="Table57.A1" office:value-type="string">
            <text:p text:style-name="P12">Time Used</text:p>
          </table:table-cell>
          <table:table-cell table:style-name="Table57.F1" office:value-type="string">
            <text:p text:style-name="P12">Copy Depth</text:p>
          </table:table-cell>
        </table:table-row>
        <table:table-row>
          <table:table-cell table:style-name="Table57.A2" office:value-type="string">
            <text:p text:style-name="P21">dup</text:p>
          </table:table-cell>
          <table:table-cell table:style-name="Table57.A2" office:value-type="string">
            <text:p text:style-name="P21">x</text:p>
          </table:table-cell>
          <table:table-cell table:style-name="Table57.A2" office:value-type="string">
            <text:p text:style-name="P21">x x</text:p>
          </table:table-cell>
          <table:table-cell table:style-name="Table57.A2" office:value-type="string">
            <text:p text:style-name="P15">Duplicate the data without any copying.</text:p>
          </table:table-cell>
          <table:table-cell table:style-name="Table57.A2" office:value-type="string">
            <text:p text:style-name="P11">Least</text:p>
          </table:table-cell>
          <table:table-cell table:style-name="Table57.F2" office:value-type="string">
            <text:p text:style-name="P11">None</text:p>
          </table:table-cell>
        </table:table-row>
        <table:table-row>
          <table:table-cell table:style-name="Table57.A3" office:value-type="string">
            <text:p text:style-name="P21">copy</text:p>
          </table:table-cell>
          <table:table-cell table:style-name="Table57.A3" office:value-type="string">
            <text:p text:style-name="P21">x</text:p>
          </table:table-cell>
          <table:table-cell table:style-name="Table57.A3" office:value-type="string">
            <text:p text:style-name="P21">x x'</text:p>
          </table:table-cell>
          <table:table-cell table:style-name="Table57.A3" office:value-type="string">
            <text:p text:style-name="P15">Duplicate the data with a shallow copy.</text:p>
          </table:table-cell>
          <table:table-cell table:style-name="Table57.E3" table:number-rows-spanned="2" office:value-type="string">
            <text:p text:style-name="P11">Moderate</text:p>
          </table:table-cell>
          <table:table-cell table:style-name="Table57.F3" table:number-rows-spanned="2" office:value-type="string">
            <text:p text:style-name="P11">One Level</text:p>
          </table:table-cell>
        </table:table-row>
        <table:table-row>
          <table:table-cell table:style-name="Table57.A3" office:value-type="string">
            <text:p text:style-name="P21">.copy</text:p>
          </table:table-cell>
          <table:table-cell table:style-name="Table57.A3" office:value-type="string">
            <text:p text:style-name="P21">x</text:p>
          </table:table-cell>
          <table:table-cell table:style-name="Table57.A3" office:value-type="string">
            <text:p text:style-name="P21">x'</text:p>
          </table:table-cell>
          <table:table-cell table:style-name="Table57.A3" office:value-type="string">
            <text:p text:style-name="P15">Replace the data with a shallow copy.</text:p>
          </table:table-cell>
          <table:covered-table-cell/>
          <table:covered-table-cell/>
        </table:table-row>
        <table:table-row>
          <table:table-cell table:style-name="Table57.A3" office:value-type="string">
            <text:p text:style-name="P21">clone</text:p>
          </table:table-cell>
          <table:table-cell table:style-name="Table57.A3" office:value-type="string">
            <text:p text:style-name="P21">x</text:p>
          </table:table-cell>
          <table:table-cell table:style-name="Table57.A3" office:value-type="string">
            <text:p text:style-name="P21">x x”</text:p>
          </table:table-cell>
          <table:table-cell table:style-name="Table57.A3" office:value-type="string">
            <text:p text:style-name="P15">Duplicate the data with a deep copy.</text:p>
          </table:table-cell>
          <table:table-cell table:style-name="Table57.E3" table:number-rows-spanned="2" office:value-type="string">
            <text:p text:style-name="P11">Most</text:p>
          </table:table-cell>
          <table:table-cell table:style-name="Table57.F3" table:number-rows-spanned="2" office:value-type="string">
            <text:p text:style-name="P11">All Levels</text:p>
          </table:table-cell>
        </table:table-row>
        <table:table-row>
          <table:table-cell table:style-name="Table57.A3" office:value-type="string">
            <text:p text:style-name="P21">.clone</text:p>
          </table:table-cell>
          <table:table-cell table:style-name="Table57.A3" office:value-type="string">
            <text:p text:style-name="P21">x</text:p>
          </table:table-cell>
          <table:table-cell table:style-name="Table57.A3" office:value-type="string">
            <text:p text:style-name="P21">x”</text:p>
          </table:table-cell>
          <table:table-cell table:style-name="Table57.A3" office:value-type="string">
            <text:p text:style-name="P15">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728889203127293152" text:style-name="L12">
        <text:list-item>
          <text:p text:style-name="P67">No Copying</text:p>
        </text:list-item>
        <text:list-item>
          <text:p text:style-name="P67">Shallow Copying</text:p>
        </text:list-item>
        <text:list-item>
          <text:p text:style-name="P67">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text:soft-page-break/></text:p>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3">Object</text:p>
      <text:p text:style-name="P33"><text:tab/>Array</text:p>
      <text:p text:style-name="P33"><text:tab/>Class</text:p>
      <text:p text:style-name="P33"><text:tab/>Exception</text:p>
      <text:p text:style-name="P33"><text:tab/>FalseClass</text:p>
      <text:p text:style-name="P33"><text:tab/>Hash</text:p>
      <text:p text:style-name="P33"><text:tab/>InStream</text:p>
      <text:p text:style-name="P33"><text:tab/>MaxNumeric</text:p>
      <text:p text:style-name="P33"><text:tab/>MinNumeric</text:p>
      <text:p text:style-name="P33"><text:tab/>NilClass</text:p>
      <text:p text:style-name="P33"><text:tab/>Numeric</text:p>
      <text:p text:style-name="P33"><text:tab/><text:tab/>Complex</text:p>
      <text:p text:style-name="P33"><text:tab/><text:tab/>Float</text:p>
      <text:p text:style-name="P33"><text:tab/><text:tab/>Integer</text:p>
      <text:p text:style-name="P33"><text:tab/><text:tab/><text:tab/>Bignum</text:p>
      <text:p text:style-name="P33"><text:tab/><text:tab/><text:tab/>Fixnum</text:p>
      <text:p text:style-name="P33"><text:tab/><text:tab/>Rational</text:p>
      <text:p text:style-name="P33"><text:tab/>OutStream</text:p>
      <text:p text:style-name="P33"><text:tab/>Procedure</text:p>
      <text:p text:style-name="P33"><text:tab/>Queue</text:p>
      <text:p text:style-name="P33"><text:tab/>String</text:p>
      <text:p text:style-name="P33"><text:tab/>Thread</text:p>
      <text:p text:style-name="P33"><text:tab/>TrueClass</text:p>
      <text:p text:style-name="P33"><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85517708"/>Classes<text:alphabetical-index-mark-end text:id="IMark185517708"/></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85517708"/>Inheritance<text:alphabetical-index-mark-end text:id="IMark185517708"/></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85517708"/>Methods<text:alphabetical-index-mark-end text:id="IMark185517708"/></text:h>
      <text:p text:style-name="P3">All code in fOOrth is contained in methods. A method is a fragment of code that an object uses to respond to a message that has been sent to that object. In fOOrth there are three sorts of methods:</text:p>
      <text:list xml:id="list9222936868050621793" text:style-name="L13">
        <text:list-item>
          <text:p text:style-name="P57">Shared: Methods that are common to all instances of the class that contains them.</text:p>
        </text:list-item>
        <text:list-item>
          <text:p text:style-name="P57">Exclusive: Methods that are defined for one and only one object (and all of its clones that are created <text:span text:style-name="T2">after</text:span> the exclusive method is defined.).</text:p>
        </text:list-item>
        <text:list-item>
          <text:p text:style-name="P57">Local: Methods that are created in a context and are accessible only in that context. When the context concludes, these methods are no longer accessible.</text:p>
        </text:list-item>
      </text:list>
      <text:h text:style-name="Heading_20_3" text:outline-level="3"><text:alphabetical-index-mark-start text:id="IMark122058212"/>Late Binding<text:alphabetical-index-mark-end text:id="IMark122058212"/> and <text:alphabetical-index-mark-start text:id="IMark196313524"/>Polymorphism<text:alphabetical-index-mark-end text:id="IMark196313524"/></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96313524"/>Method Mapping<text:alphabetical-index-mark-end text:id="IMark196313524"/></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2970468754147966707" text:style-name="L14">
        <text:list-item>
          <text:p text:style-name="P58">The strings used by fOOrth needed to be converted to Ruby symbols to allow code to be executed in Ruby.</text:p>
        </text:list-item>
        <text:list-item>
          <text:p text:style-name="P58">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58">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22058212"/>SymbolMap<text:alphabetical-index-mark-end text:id="IMark122058212"/> class. This class creates mappings in one of two ways:</text:p>
      <text:list xml:id="list3141613001226969794" text:style-name="L15">
        <text:list-item>
          <text:p text:style-name="P5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5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22058212"/>Routing<text:alphabetical-index-mark-end text:id="IMark122058212"/></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6351363392013618237" text:style-name="L16">
        <text:list-item>
          <text:p text:style-name="P60">The defining word used to create the method.</text:p>
        </text:list-item>
        <text:list-item>
          <text:p text:style-name="P60">The receiver of the defining word used to create the method.</text:p>
        </text:list-item>
        <text:list-item>
          <text:p text:style-name="P60">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2">Defining Word</text:p>
          </table:table-cell>
          <table:table-cell table:style-name="Table9.A1" office:value-type="string">
            <text:p text:style-name="P12">DW Receiver</text:p>
          </table:table-cell>
          <table:table-cell table:style-name="Table9.A1" office:value-type="string">
            <text:p text:style-name="P12">Method Name</text:p>
          </table:table-cell>
          <table:table-cell table:style-name="Table9.A1" office:value-type="string">
            <text:p text:style-name="P12">Message Routing</text:p>
          </table:table-cell>
          <table:table-cell table:style-name="Table9.E1" office:value-type="string">
            <text:p text:style-name="P13">Notes</text:p>
          </table:table-cell>
        </table:table-row>
        <table:table-row>
          <table:table-cell table:style-name="Table9.A2" office:value-type="string">
            <text:p text:style-name="P12"><text:alphabetical-index-mark-start text:id="IMark185517900"/>:<text:alphabetical-index-mark-end text:id="IMark185517900"/></text:p>
          </table:table-cell>
          <table:table-cell table:style-name="Table9.A2" office:value-type="string">
            <text:p text:style-name="P11">N/A</text:p>
          </table:table-cell>
          <table:table-cell table:style-name="Table9.A2" office:value-type="string">
            <text:p text:style-name="P18">any<text:note text:id="ftn28" text:note-class="footnote"><text:note-citation>28</text:note-citation><text:note-body><text:p text:style-name="Footnote">The names of Virtual Machine methods have no restrictions except that they contain no spaces.</text:p></text:note-body></text:note></text:p>
          </table:table-cell>
          <table:table-cell table:style-name="Table9.A2" office:value-type="string">
            <text:p text:style-name="P11">VM<text:note text:id="ftn29" text:note-class="footnote"><text:note-citation>29</text:note-citation><text:note-body><text:p text:style-name="Footnote">The message receiver is the Virtual Machine.</text:p></text:note-body></text:note></text:p>
          </table:table-cell>
          <table:table-cell table:style-name="Table9.E2" office:value-type="string">
            <text:p text:style-name="P15">A virtual machine method.</text:p>
          </table:table-cell>
        </table:table-row>
        <table:table-row>
          <table:table-cell table:style-name="Table9.A3" table:number-rows-spanned="4" office:value-type="string">
            <text:p text:style-name="P12"><text:alphabetical-index-mark-start text:id="IMark185517900"/>.:<text:alphabetical-index-mark-end text:id="IMark185517900"/></text:p>
          </table:table-cell>
          <table:table-cell table:style-name="Table9.A2" office:value-type="string">
            <text:p text:style-name="P11">A Class</text:p>
          </table:table-cell>
          <table:table-cell table:style-name="Table9.A2" office:value-type="string">
            <text:p text:style-name="P18">.name</text:p>
          </table:table-cell>
          <table:table-cell table:style-name="Table9.A2" office:value-type="string">
            <text:p text:style-name="P11">TOS<text:note text:id="ftn30" text:note-class="footnote"><text:note-citation>30</text:note-citation><text:note-body><text:p text:style-name="Footnote">The message receiver is the Top element of the Data Stack.</text:p></text:note-body></text:note></text:p>
          </table:table-cell>
          <table:table-cell table:style-name="Table9.E2" office:value-type="string">
            <text:p text:style-name="P15">A public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8">~name</text:p>
          </table:table-cell>
          <table:table-cell table:style-name="Table9.A2" office:value-type="string">
            <text:p text:style-name="P11">Self<text:note text:id="ftn31" text:note-class="footnote"><text:note-citation>31</text:note-citation><text:note-body><text:p text:style-name="Footnote">The message receiver is the implicit “self” of the method owner.</text:p></text:note-body></text:note></text:p>
          </table:table-cell>
          <table:table-cell table:style-name="Table9.E2" office:value-type="string">
            <text:p text:style-name="P15">A private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8">other</text:p>
          </table:table-cell>
          <table:table-cell table:style-name="Table9.A2" office:value-type="string">
            <text:p text:style-name="P11">NOS<text:note text:id="ftn32" text:note-class="footnote"><text:note-citation>32</text:note-citation><text:note-body><text:p text:style-name="Footnote">The message receiver is the Second element of the Data Stack.</text:p></text:note-body></text:note></text:p>
          </table:table-cell>
          <table:table-cell table:style-name="Table9.E2" office:value-type="string">
            <text:p text:style-name="P15">A public shared dyadic operator.</text:p>
          </table:table-cell>
        </table:table-row>
        <table:table-row>
          <table:covered-table-cell/>
          <table:table-cell table:style-name="Table9.A2" office:value-type="string">
            <text:p text:style-name="P11">N/A</text:p>
          </table:table-cell>
          <table:table-cell table:style-name="Table9.A2" office:value-type="string">
            <text:p text:style-name="P18">invalid<text:note text:id="ftn33" text:note-class="footnote"><text:note-citation>33</text:note-citation><text:note-body><text:p text:style-name="Footnote">Any method beginning with an upper case letter or $ or # or @ is invalid and will generate an error.</text:p></text:note-body></text:note></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table:number-rows-spanned="7" office:value-type="string">
            <text:p text:style-name="P12"><text:alphabetical-index-mark-start text:id="IMark185517900"/>.::<text:alphabetical-index-mark-end text:id="IMark185517900"/></text:p>
          </table:table-cell>
          <table:table-cell table:style-name="Table9.A2" office:value-type="string">
            <text:p text:style-name="P11">A Class</text:p>
          </table:table-cell>
          <table:table-cell table:style-name="Table9.A2" office:value-type="string">
            <text:p text:style-name="P18">.name</text:p>
          </table:table-cell>
          <table:table-cell table:style-name="Table9.A2" office:value-type="string">
            <text:p text:style-name="P11">TOS</text:p>
          </table:table-cell>
          <table:table-cell table:style-name="Table9.E2" office:value-type="string">
            <text:p text:style-name="P15">A public class method</text:p>
          </table:table-cell>
        </table:table-row>
        <table:table-row>
          <table:covered-table-cell/>
          <table:table-cell table:style-name="Table9.A2" office:value-type="string">
            <text:p text:style-name="P11">An Object</text:p>
          </table:table-cell>
          <table:table-cell table:style-name="Table9.A2" office:value-type="string">
            <text:p text:style-name="P18">.name</text:p>
          </table:table-cell>
          <table:table-cell table:style-name="Table9.A2" office:value-type="string">
            <text:p text:style-name="P11">TOS</text:p>
          </table:table-cell>
          <table:table-cell table:style-name="Table9.E2" office:value-type="string">
            <text:p text:style-name="P15">An public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8">~name</text:p>
          </table:table-cell>
          <table:table-cell table:style-name="Table9.A2" office:value-type="string">
            <text:p text:style-name="P11">Self</text:p>
          </table:table-cell>
          <table:table-cell table:style-name="Table9.E2" office:value-type="string">
            <text:p text:style-name="P15">A private class method</text:p>
          </table:table-cell>
        </table:table-row>
        <table:table-row>
          <table:covered-table-cell/>
          <table:table-cell table:style-name="Table9.A2" office:value-type="string">
            <text:p text:style-name="P11">An Object</text:p>
          </table:table-cell>
          <table:table-cell table:style-name="Table9.A2" office:value-type="string">
            <text:p text:style-name="P18">~name</text:p>
          </table:table-cell>
          <table:table-cell table:style-name="Table9.A2" office:value-type="string">
            <text:p text:style-name="P11">Self</text:p>
          </table:table-cell>
          <table:table-cell table:style-name="Table9.E2" office:value-type="string">
            <text:p text:style-name="P15">A private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8">other</text:p>
          </table:table-cell>
          <table:table-cell table:style-name="Table9.A2" office:value-type="string">
            <text:p text:style-name="P11">NOS</text:p>
          </table:table-cell>
          <table:table-cell table:style-name="Table9.E2" office:value-type="string">
            <text:p text:style-name="P15">A public class exclusive dyadic operator</text:p>
          </table:table-cell>
        </table:table-row>
        <table:table-row>
          <table:covered-table-cell/>
          <table:table-cell table:style-name="Table9.A2" office:value-type="string">
            <text:p text:style-name="P11">An Object</text:p>
          </table:table-cell>
          <table:table-cell table:style-name="Table9.A2" office:value-type="string">
            <text:p text:style-name="P18">other</text:p>
          </table:table-cell>
          <table:table-cell table:style-name="Table9.A2" office:value-type="string">
            <text:p text:style-name="P11">NOS</text:p>
          </table:table-cell>
          <table:table-cell table:style-name="Table9.E2" office:value-type="string">
            <text:p text:style-name="P15">A public exclusive dyadic operator</text:p>
          </table:table-cell>
        </table:table-row>
        <table:table-row>
          <table:covered-table-cell/>
          <table:table-cell table:style-name="Table9.A2" office:value-type="string">
            <text:p text:style-name="P11">N/A</text:p>
          </table:table-cell>
          <table:table-cell table:style-name="Table9.A2" office:value-type="string">
            <text:p text:style-name="P18">invalid</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office:value-type="string">
            <text:p text:style-name="P10">tbd</text:p>
          </table:table-cell>
          <table:table-cell table:style-name="Table9.A2" office:value-type="string">
            <text:p text:style-name="P11">tbd</text:p>
          </table:table-cell>
          <table:table-cell table:style-name="Table9.A2" office:value-type="string">
            <text:p text:style-name="P18">tbd</text:p>
          </table:table-cell>
          <table:table-cell table:style-name="Table9.A2" office:value-type="string">
            <text:p text:style-name="P11">Context</text:p>
          </table:table-cell>
          <table:table-cell table:style-name="Table9.E2" office:value-type="string">
            <text:p text:style-name="P22">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75209556"/>do_map_name<text:alphabetical-index-mark-end text:id="IMark175209556"/>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29">Code</text:p>
            </table:table-cell>
            <table:covered-table-cell/>
            <table:covered-table-cell/>
            <table:table-cell table:style-name="Table55.D1" office:value-type="string">
              <text:p text:style-name="P28">Description</text:p>
            </table:table-cell>
          </table:table-row>
        </table:table-header-rows>
        <table:table-row table:style-name="Table55.1">
          <table:table-cell table:style-name="Table55.A2" office:value-type="string">
            <text:p text:style-name="P23">F</text:p>
          </table:table-cell>
          <table:table-cell table:style-name="Table55.A2" office:value-type="string">
            <text:p text:style-name="P23">*</text:p>
          </table:table-cell>
          <table:table-cell table:style-name="Table55.A2" office:value-type="string">
            <text:p text:style-name="P23">*</text:p>
          </table:table-cell>
          <table:table-cell table:style-name="Table55.D2" office:value-type="string">
            <text:p text:style-name="P24">Generic fOOrth Native Exception Code for All Errors.</text:p>
          </table:table-cell>
        </table:table-row>
        <table:table-row table:style-name="Table55.1">
          <table:table-cell table:style-name="Table55.A2" office:value-type="string">
            <text:p text:style-name="P23"/>
          </table:table-cell>
          <table:table-cell table:style-name="Table55.A2" office:value-type="string">
            <text:p text:style-name="P23"/>
          </table:table-cell>
          <table:table-cell table:style-name="Table55.A2" office:value-type="string">
            <text:p text:style-name="P23"/>
          </table:table-cell>
          <table:table-cell table:style-name="Table55.D2" office:value-type="string">
            <text:p text:style-name="P24"/>
          </table:table-cell>
        </table:table-row>
        <table:table-row table:style-name="Table55.1">
          <table:table-cell table:style-name="Table55.A2" office:value-type="string">
            <text:p text:style-name="P23">F</text:p>
          </table:table-cell>
          <table:table-cell table:style-name="Table55.A2" office:value-type="string">
            <text:p text:style-name="P23">1</text:p>
          </table:table-cell>
          <table:table-cell table:style-name="Table55.A2" office:value-type="string">
            <text:p text:style-name="P23">*</text:p>
          </table:table-cell>
          <table:table-cell table:style-name="Table55.D2" office:value-type="string">
            <text:p text:style-name="P24">Compile Time Errors.</text:p>
          </table:table-cell>
        </table:table-row>
        <table:table-row table:style-name="Table55.1">
          <table:table-cell table:style-name="Table55.A2" office:value-type="string">
            <text:p text:style-name="P27">F</text:p>
          </table:table-cell>
          <table:table-cell table:style-name="Table55.A2" office:value-type="string">
            <text:p text:style-name="P27">1</text:p>
          </table:table-cell>
          <table:table-cell table:style-name="Table55.A2" office:value-type="string">
            <text:p text:style-name="P27">0</text:p>
          </table:table-cell>
          <table:table-cell table:style-name="Table55.D2" office:value-type="string">
            <text:p text:style-name="P25">Syntax Error.</text:p>
          </table:table-cell>
        </table:table-row>
        <table:table-row table:style-name="Table55.1">
          <table:table-cell table:style-name="Table55.A2" office:value-type="string">
            <text:p text:style-name="P27">F</text:p>
          </table:table-cell>
          <table:table-cell table:style-name="Table55.A2" office:value-type="string">
            <text:p text:style-name="P27">1</text:p>
          </table:table-cell>
          <table:table-cell table:style-name="Table55.A2" office:value-type="string">
            <text:p text:style-name="P27">1</text:p>
          </table:table-cell>
          <table:table-cell table:style-name="Table55.D2" office:value-type="string">
            <text:p text:style-name="P25">Specification Error.</text:p>
          </table:table-cell>
        </table:table-row>
        <table:table-row table:style-name="Table55.1">
          <table:table-cell table:style-name="Table55.A2" office:value-type="string">
            <text:p text:style-name="P27">F</text:p>
          </table:table-cell>
          <table:table-cell table:style-name="Table55.A2" office:value-type="string">
            <text:p text:style-name="P27">1</text:p>
          </table:table-cell>
          <table:table-cell table:style-name="Table55.A2" office:value-type="string">
            <text:p text:style-name="P27">2</text:p>
          </table:table-cell>
          <table:table-cell table:style-name="Table55.D2" office:value-type="string">
            <text:p text:style-name="P25">Control Structure Nesting Error</text:p>
          </table:table-cell>
        </table:table-row>
        <table:table-row table:style-name="Table55.1">
          <table:table-cell table:style-name="Table55.A2" office:value-type="string">
            <text:p text:style-name="P30">F</text:p>
          </table:table-cell>
          <table:table-cell table:style-name="Table55.A2" office:value-type="string">
            <text:p text:style-name="P30">1</text:p>
          </table:table-cell>
          <table:table-cell table:style-name="Table55.A1" office:value-type="string">
            <text:p text:style-name="P30">3</text:p>
          </table:table-cell>
          <table:table-cell table:style-name="Table55.D2" office:value-type="string">
            <text:p text:style-name="P31">Invalid Operation for Target.</text:p>
          </table:table-cell>
        </table:table-row>
        <table:table-row table:style-name="Table55.1">
          <table:table-cell table:style-name="Table55.A2" office:value-type="string">
            <text:p text:style-name="P30"/>
          </table:table-cell>
          <table:table-cell table:style-name="Table55.A2" office:value-type="string">
            <text:p text:style-name="P30"/>
          </table:table-cell>
          <table:table-cell table:style-name="Table55.A2" office:value-type="string">
            <text:p text:style-name="P30"/>
          </table:table-cell>
          <table:table-cell table:style-name="Table55.D2" office:value-type="string">
            <text:p text:style-name="P31"/>
          </table:table-cell>
        </table:table-row>
        <table:table-row table:style-name="Table55.1">
          <table:table-cell table:style-name="Table55.A2" office:value-type="string">
            <text:p text:style-name="P23">F</text:p>
          </table:table-cell>
          <table:table-cell table:style-name="Table55.A2" office:value-type="string">
            <text:p text:style-name="P23">2</text:p>
          </table:table-cell>
          <table:table-cell table:style-name="Table55.A2" office:value-type="string">
            <text:p text:style-name="P23">*</text:p>
          </table:table-cell>
          <table:table-cell table:style-name="Table55.D2" office:value-type="string">
            <text:p text:style-name="P24">Message Passing Errors</text:p>
          </table:table-cell>
        </table:table-row>
        <table:table-row table:style-name="Table55.1">
          <table:table-cell table:style-name="Table55.A2" office:value-type="string">
            <text:p text:style-name="P27">F</text:p>
          </table:table-cell>
          <table:table-cell table:style-name="Table55.A2" office:value-type="string">
            <text:p text:style-name="P27">2</text:p>
          </table:table-cell>
          <table:table-cell table:style-name="Table55.A2" office:value-type="string">
            <text:p text:style-name="P27">0</text:p>
          </table:table-cell>
          <table:table-cell table:style-name="Table55.D2" office:value-type="string">
            <text:p text:style-name="P25">Message Not Understood by the Receiver.</text:p>
          </table:table-cell>
        </table:table-row>
        <table:table-row table:style-name="Table55.1">
          <table:table-cell table:style-name="Table55.A2" office:value-type="string">
            <text:p text:style-name="P27">F</text:p>
          </table:table-cell>
          <table:table-cell table:style-name="Table55.A2" office:value-type="string">
            <text:p text:style-name="P27">2</text:p>
          </table:table-cell>
          <table:table-cell table:style-name="Table55.A2" office:value-type="string">
            <text:p text:style-name="P27">1</text:p>
          </table:table-cell>
          <table:table-cell table:style-name="Table55.D2" office:value-type="string">
            <text:p text:style-name="P25">Control Structure is Not Supported by the Receiver.</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23">F</text:p>
          </table:table-cell>
          <table:table-cell table:style-name="Table55.A2" office:value-type="string">
            <text:p text:style-name="P23">3</text:p>
          </table:table-cell>
          <table:table-cell table:style-name="Table55.A2" office:value-type="string">
            <text:p text:style-name="P23">*</text:p>
          </table:table-cell>
          <table:table-cell table:style-name="Table55.D2" office:value-type="string">
            <text:p text:style-name="P24">Data Underflow Errors</text:p>
          </table:table-cell>
        </table:table-row>
        <table:table-row table:style-name="Table55.1">
          <table:table-cell table:style-name="Table55.A2" office:value-type="string">
            <text:p text:style-name="P27">F</text:p>
          </table:table-cell>
          <table:table-cell table:style-name="Table55.A2" office:value-type="string">
            <text:p text:style-name="P27">3</text:p>
          </table:table-cell>
          <table:table-cell table:style-name="Table55.A2" office:value-type="string">
            <text:p text:style-name="P27">0</text:p>
          </table:table-cell>
          <table:table-cell table:style-name="Table55.D2" office:value-type="string">
            <text:p text:style-name="P25">Virtual Machine Data Stack Underflow</text:p>
          </table:table-cell>
        </table:table-row>
        <table:table-row table:style-name="Table55.1">
          <table:table-cell table:style-name="Table55.A2" office:value-type="string">
            <text:p text:style-name="P27">F</text:p>
          </table:table-cell>
          <table:table-cell table:style-name="Table55.A2" office:value-type="string">
            <text:p text:style-name="P27">3</text:p>
          </table:table-cell>
          <table:table-cell table:style-name="Table55.A2" office:value-type="string">
            <text:p text:style-name="P27">1</text:p>
          </table:table-cell>
          <table:table-cell table:style-name="Table55.D2" office:value-type="string">
            <text:p text:style-name="P25">Stack/Queue Underflow</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27">F</text:p>
          </table:table-cell>
          <table:table-cell table:style-name="Table55.A2" office:value-type="string">
            <text:p text:style-name="P27">4</text:p>
          </table:table-cell>
          <table:table-cell table:style-name="Table55.A2" office:value-type="string">
            <text:p text:style-name="P27">0</text:p>
          </table:table-cell>
          <table:table-cell table:style-name="Table55.D2" office:value-type="string">
            <text:p text:style-name="P25">Data Conversion Error</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23">F</text:p>
          </table:table-cell>
          <table:table-cell table:style-name="Table55.A2" office:value-type="string">
            <text:p text:style-name="P23">5</text:p>
          </table:table-cell>
          <table:table-cell table:style-name="Table55.A2" office:value-type="string">
            <text:p text:style-name="P23">*</text:p>
          </table:table-cell>
          <table:table-cell table:style-name="Table55.D2" office:value-type="string">
            <text:p text:style-name="P24">I/O Errors</text:p>
          </table:table-cell>
        </table:table-row>
        <table:table-row table:style-name="Table55.1">
          <table:table-cell table:style-name="Table55.A2" office:value-type="string">
            <text:p text:style-name="P27">F</text:p>
          </table:table-cell>
          <table:table-cell table:style-name="Table55.A2" office:value-type="string">
            <text:p text:style-name="P27">5</text:p>
          </table:table-cell>
          <table:table-cell table:style-name="Table55.A2" office:value-type="string">
            <text:p text:style-name="P27">0</text:p>
          </table:table-cell>
          <table:table-cell table:style-name="Table55.D2" office:value-type="string">
            <text:p text:style-name="P25">Error Opening a File for Reading</text:p>
          </table:table-cell>
        </table:table-row>
        <table:table-row table:style-name="Table55.1">
          <table:table-cell table:style-name="Table55.A2" office:value-type="string">
            <text:p text:style-name="P27">F</text:p>
          </table:table-cell>
          <table:table-cell table:style-name="Table55.A2" office:value-type="string">
            <text:p text:style-name="P27">5</text:p>
          </table:table-cell>
          <table:table-cell table:style-name="Table55.A2" office:value-type="string">
            <text:p text:style-name="P27">1</text:p>
          </table:table-cell>
          <table:table-cell table:style-name="Table55.D2" office:value-type="string">
            <text:p text:style-name="P25">Error Opening a File for Writing</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23">F</text:p>
          </table:table-cell>
          <table:table-cell table:style-name="Table55.A2" office:value-type="string">
            <text:p text:style-name="P23">6</text:p>
          </table:table-cell>
          <table:table-cell table:style-name="Table55.A2" office:value-type="string">
            <text:p text:style-name="P23">*</text:p>
          </table:table-cell>
          <table:table-cell table:style-name="Table55.D2" office:value-type="string">
            <text:p text:style-name="P24">Thread Errors</text:p>
          </table:table-cell>
        </table:table-row>
        <table:table-row table:style-name="Table55.1">
          <table:table-cell table:style-name="Table55.A2" office:value-type="string">
            <text:p text:style-name="P27">F</text:p>
          </table:table-cell>
          <table:table-cell table:style-name="Table55.A2" office:value-type="string">
            <text:p text:style-name="P27">6</text:p>
          </table:table-cell>
          <table:table-cell table:style-name="Table55.A2" office:value-type="string">
            <text:p text:style-name="P27">0</text:p>
          </table:table-cell>
          <table:table-cell table:style-name="Table55.D2" office:value-type="string">
            <text:p text:style-name="P25">Duplicate Virtual Machines</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30">F</text:p>
          </table:table-cell>
          <table:table-cell table:style-name="Table55.A2" office:value-type="string">
            <text:p text:style-name="P30">9</text:p>
          </table:table-cell>
          <table:table-cell table:style-name="Table55.A2" office:value-type="string">
            <text:p text:style-name="P30">0</text:p>
          </table:table-cell>
          <table:table-cell table:style-name="Table55.D2" office:value-type="string">
            <text:p text:style-name="P31">Internal Compiler Data Structure Error</text:p>
          </table:table-cell>
        </table:table-row>
      </table:table>
      <text:p text:style-name="Text_20_body"/>
      <text:h text:style-name="Heading_20_1" text:outline-level="1"><text:alphabetical-index-mark-start text:id="IMark175209556"/>Array<text:alphabetical-index-mark-end text:id="IMark175209556"/></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7325184621286081785" text:style-name="L17">
        <text:list-item>
          <text:p text:style-name="P61">The first two examples both create “empty” arrays with zero data elements. </text:p>
        </text:list-item>
        <text:list-item>
          <text:p text:style-name="P61">Array data do NOT need to be the same “type” of data. Mixing is allowed. </text:p>
        </text:list-item>
        <text:list-item>
          <text:p text:style-name="P61">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h text:style-name="Heading_20_2" text:outline-level="2"><text:soft-page-break/>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75209076"/>.new<text:alphabetical-index-mark-end text:id="IMark175209076"/> [ [] ] </text:h>
            <text:p text:style-name="Text_20_body">Routing:<text:span text:style-name="T12"> TOS</text:span></text:p>
            <text:p text:style-name="Text_20_body">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3">Code</text:p>
          </table:table-cell>
          <table:table-cell table:style-name="Table59.B2" office:value-type="string">
            <text:p text:style-name="P13">Result</text:p>
          </table:table-cell>
        </table:table-row>
        <table:table-row table:style-name="Table59.2">
          <table:table-cell table:style-name="Table59.A2" office:value-type="string">
            <text:p text:style-name="Snippet">Array .new</text:p>
          </table:table-cell>
          <table:table-cell table:style-name="Table59.B2" office:value-type="string">
            <text:p text:style-name="P15">[]</text:p>
          </table:table-cell>
        </table:table-row>
        <table:table-row table:style-name="Table59.2">
          <table:table-cell table:style-name="Table59.A2" office:value-type="string">
            <text:p text:style-name="Snippet">[ ]</text:p>
          </table:table-cell>
          <table:table-cell table:style-name="Table59.B2" office:value-type="string">
            <text:p text:style-name="P15">[]</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75209076"/>.new{<text:alphabetical-index-mark-end text:id="IMark175209076"/> … } [ [d<text:span text:style-name="T6">1</text:span>, d<text:span text:style-name="T6">2</text:span>, d<text:span text:style-name="T6">3</text:span> … d<text:span text:style-name="T6">size</text:span>] ]</text:h>
            <text:p text:style-name="Text_20_body">Routing:<text:span text:style-name="T12"> TOS</text:span></text:p>
            <text:p text:style-name="Text_20_body">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3">Code</text:p>
          </table:table-cell>
          <table:table-cell table:style-name="Table62.B2" office:value-type="string">
            <text:p text:style-name="P13">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5">[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75209076"/>x<text:alphabetical-index-mark-end text:id="IMark175209076"/> [current_element_index]</text:h>
            <text:p text:style-name="Text_20_body">Routing:<text:span text:style-name="T12"> Compiler Context.</text:span></text:p>
            <text:p text:style-name="Text_20_body">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75209076"/>}<text:alphabetical-index-mark-end text:id="IMark175209076"/> [ (see above) ]</text:h>
            <text:p text:style-name="Text_20_body">Routing:<text:span text:style-name="T12"> Compiler Context.</text:span></text:p>
            <text:p text:style-name="Text_20_body">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75209076"/>.new_size<text:alphabetical-index-mark-end text:id="IMark175209076"/> [ [0<text:span text:style-name="T6">1</text:span>, 0<text:span text:style-name="T6">2</text:span>, 0<text:span text:style-name="T6">3</text:span> … 0<text:span text:style-name="T6">size</text:span>] ]</text:h>
            <text:p text:style-name="Text_20_body">Routing:<text:span text:style-name="T12"> TOS</text:span></text:p>
            <text:p text:style-name="Text_20_body">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3">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5">[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75209076"/>.new_value<text:alphabetical-index-mark-end text:id="IMark175209076"/> [ [value] ]</text:h>
            <text:p text:style-name="Text_20_body">Routing:<text:span text:style-name="T12"> TOS</text:span></text:p>
            <text:p text:style-name="Text_20_body">This method creates an array with a single element, value. It is equivalent to the expression “[ value ]”.</text:p>
          </table:table-cell>
          <table:covered-table-cell/>
        </table:table-row>
        <table:table-row table:style-name="Table64.2">
          <table:table-cell table:style-name="Table64.A2" office:value-type="string">
            <text:p text:style-name="P13">Code</text:p>
          </table:table-cell>
          <table:table-cell table:style-name="Table64.B2" office:value-type="string">
            <text:p text:style-name="P13">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5">[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75209076"/>.new_values<text:alphabetical-index-mark-end text:id="IMark175209076"/> [ [value<text:span text:style-name="T6">1</text:span>, value<text:span text:style-name="T6">2</text:span>, value<text:span text:style-name="T6">3</text:span> … value<text:span text:style-name="T6">size</text:span>] ]</text:h>
            <text:p text:style-name="Text_20_body">Routing:<text:span text:style-name="T12"> TOS</text:span></text:p>
            <text:p text:style-name="Text_20_body">This method creates an array of the specified size and pre-filled with the specified value. </text:p>
            <text:p text:style-name="Text_20_body"><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3">Code</text:p>
          </table:table-cell>
          <table:table-cell table:style-name="Table65.B2" office:value-type="string">
            <text:p text:style-name="P13">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5">[false, false, false, false, false]</text:p>
          </table:table-cell>
        </table:table-row>
      </table:table>
      <text:p text:style-name="Text_20_body"/>
      <text:h text:style-name="Heading_20_2" text:outline-level="2">Instance Methods</text:h>
      <text:p text:style-name="Text_20_body"/>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text:soft-page-break/>.-mid</text:p>
      <text:p text:style-name="Text_20_body">.-midlr</text:p>
      <text:p text:style-name="Text_20_body">.-right</text:p>
      <text:p text:style-name="Text_20_body">.[]!</text:p>
      <text:p text:style-name="Text_20_body">.[]@</text:p>
      <text:p text:style-name="Text_20_body">.left</text:p>
      <text:p text:style-name="Text_20_body">.length</text:p>
      <text:p text:style-name="Text_20_body">.max</text:p>
      <text:p text:style-name="Text_20_body">.mid</text:p>
      <text:p text:style-name="Text_20_body">.midlr</text:p>
      <text:p text:style-name="Text_20_body">.min</text:p>
      <text:p text:style-name="Text_20_body">.pp</text:p>
      <text:p text:style-name="Text_20_body">.reverse</text:p>
      <text:p text:style-name="Text_20_body">.right</text:p>
      <text:p text:style-name="Text_20_body">.shuffle</text:p>
      <text:p text:style-name="Text_20_body">.sort</text:p>
      <text:p text:style-name="Text_20_body">.strmax</text:p>
      <text:p text:style-name="Text_20_body">&lt;&lt;</text:p>
      <text:p text:style-name="Text_20_body">@</text:p>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255272392"/>Class<text:alphabetical-index-mark-end text:id="IMark255272392"/></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Ipsum lorem</text:p>
      <text:h text:style-name="Heading_20_2" text:outline-level="2">Instance Methods</text:h>
      <text:p text:style-name="Text_20_body"/>
      <text:p text:style-name="Text_20_body">)methods</text:p>
      <text:p text:style-name="Text_20_body">)stubs</text:p>
      <text:p text:style-name="Text_20_body">.:</text:p>
      <text:p text:style-name="Text_20_body">.is_class?</text:p>
      <text:p text:style-name="Text_20_body">.new</text:p>
      <text:p text:style-name="Text_20_body">.parent_class</text:p>
      <text:p text:style-name="Text_20_body">.subclass:</text:p>
      <text:p text:style-name="Text_20_body">.to_s</text:p>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255272392"/>Complex<text:alphabetical-index-mark-end text:id="IMark255272392"/></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34" text:note-class="footnote"><text:note-citation>34</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2">Literal<text:note text:id="ftn35" text:note-class="footnote"><text:note-citation>35</text:note-citation><text:note-body><text:p text:style-name="Footnote">No spaces are permitted within the literal.</text:p></text:note-body></text:note></text:p>
          </table:table-cell>
          <table:table-cell table:style-name="Table5.B1" office:value-type="string">
            <text:p text:style-name="P12">Value<text:note text:id="ftn36" text:note-class="footnote"><text:note-citation>3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1">7i</text:p>
          </table:table-cell>
          <table:table-cell table:style-name="Table5.B2" office:value-type="string">
            <text:p text:style-name="P11">0+7i</text:p>
          </table:table-cell>
        </table:table-row>
        <table:table-row>
          <table:table-cell table:style-name="Table5.A2" office:value-type="string">
            <text:p text:style-name="P21">-7i</text:p>
          </table:table-cell>
          <table:table-cell table:style-name="Table5.B2" office:value-type="string">
            <text:p text:style-name="P11">0-7i</text:p>
          </table:table-cell>
        </table:table-row>
        <table:table-row>
          <table:table-cell table:style-name="Table5.A2" office:value-type="string">
            <text:p text:style-name="P21">3.7i</text:p>
          </table:table-cell>
          <table:table-cell table:style-name="Table5.B2" office:value-type="string">
            <text:p text:style-name="P11">0+3.7i</text:p>
          </table:table-cell>
        </table:table-row>
        <table:table-row>
          <table:table-cell table:style-name="Table5.A2" office:value-type="string">
            <text:p text:style-name="P21">1/2i</text:p>
          </table:table-cell>
          <table:table-cell table:style-name="Table5.B2" office:value-type="string">
            <text:p text:style-name="P11">0+1/2i</text:p>
          </table:table-cell>
        </table:table-row>
        <table:table-row>
          <table:table-cell table:style-name="Table5.A2" office:value-type="string">
            <text:p text:style-name="P21">-3-7i</text:p>
          </table:table-cell>
          <table:table-cell table:style-name="Table5.B2" office:value-type="string">
            <text:p text:style-name="P11">-3-7i</text:p>
          </table:table-cell>
        </table:table-row>
        <table:table-row>
          <table:table-cell table:style-name="Table5.A2" office:value-type="string">
            <text:p text:style-name="P21">3+7i</text:p>
          </table:table-cell>
          <table:table-cell table:style-name="Table5.B2" office:value-type="string">
            <text:p text:style-name="P11">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75208740"/>.cbrt<text:alphabetical-index-mark-end text:id="IMark175208740"/>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255273640"/>.e**<text:alphabetical-index-mark-end text:id="IMark255273640"/>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175208740"/>.split<text:alphabetical-index-mark-end text:id="IMark175208740"/>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255273640"/>.sqrt<text:alphabetical-index-mark-end text:id="IMark255273640"/>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255272680"/>Exception<text:alphabetical-index-mark-end text:id="IMark255272680"/></text:h>
      <text:p text:style-name="Text_20_body"/>
      <text:p text:style-name="Text_20_body">Inheritance: Exception <text:span text:style-name="T9">←</text:span> Object</text:p>
      <text:p text:style-name="Code"/>
      <text:p text:style-name="P37">No unique methods defined.</text:p>
      <text:p text:style-name="Code"/>
      <text:p text:style-name="Text_20_body">Ipsum lorem</text:p>
      <text:h text:style-name="Heading_20_2" text:outline-level="2"/>
      <text:h text:style-name="Heading_20_1" text:outline-level="1"><text:alphabetical-index-mark-start text:id="IMark255272680"/>FalseClass<text:alphabetical-index-mark-end text:id="IMark255272680"/></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255273640"/>&amp;&amp;<text:alphabetical-index-mark-end text:id="IMark255273640"/>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255273640"/>^^<text:alphabetical-index-mark-end text:id="IMark255273640"/>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255273640"/>||<text:alphabetical-index-mark-end text:id="IMark255273640"/>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255272680"/>Float<text:alphabetical-index-mark-end text:id="IMark255272680"/></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37" text:note-class="footnote"><text:note-citation>37</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38" text:note-class="footnote"><text:note-citation>38</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2">Literal<text:note text:id="ftn39" text:note-class="footnote"><text:note-citation>39</text:note-citation><text:note-body><text:p text:style-name="Footnote">No spaces are permitted within the literal.</text:p></text:note-body></text:note></text:p>
          </table:table-cell>
          <table:table-cell table:style-name="Table8.B1" office:value-type="string">
            <text:p text:style-name="P12">Value</text:p>
          </table:table-cell>
        </table:table-row>
        <table:table-row>
          <table:table-cell table:style-name="Table8.A2" office:value-type="string">
            <text:p text:style-name="P21">7.0</text:p>
          </table:table-cell>
          <table:table-cell table:style-name="Table8.B2" office:value-type="string">
            <text:p text:style-name="P11">7.0</text:p>
          </table:table-cell>
        </table:table-row>
        <table:table-row>
          <table:table-cell table:style-name="Table8.A2" office:value-type="string">
            <text:p text:style-name="P21">7.0E3</text:p>
          </table:table-cell>
          <table:table-cell table:style-name="Table8.B2" office:value-type="string">
            <text:p text:style-name="P11">7000.0</text:p>
          </table:table-cell>
        </table:table-row>
        <table:table-row>
          <table:table-cell table:style-name="Table8.A2" office:value-type="string">
            <text:p text:style-name="P21">7.0E-3</text:p>
          </table:table-cell>
          <table:table-cell table:style-name="Table8.B2" office:value-type="string">
            <text:p text:style-name="P11">0.007</text:p>
          </table:table-cell>
        </table:table-row>
        <table:table-row>
          <table:table-cell table:style-name="Table8.A2" office:value-type="string">
            <text:p text:style-name="P21">-7.0</text:p>
          </table:table-cell>
          <table:table-cell table:style-name="Table8.B2" office:value-type="string">
            <text:p text:style-name="P11">-7.0</text:p>
          </table:table-cell>
        </table:table-row>
        <table:table-row>
          <table:table-cell table:style-name="Table8.A2" office:value-type="string">
            <text:p text:style-name="P21">-7.0E3</text:p>
          </table:table-cell>
          <table:table-cell table:style-name="Table8.B2" office:value-type="string">
            <text:p text:style-name="P11">-7000.0</text:p>
          </table:table-cell>
        </table:table-row>
        <table:table-row>
          <table:table-cell table:style-name="Table8.A2" office:value-type="string">
            <text:p text:style-name="P21">-7.0E-3</text:p>
          </table:table-cell>
          <table:table-cell table:style-name="Table8.B2" office:value-type="string">
            <text:p text:style-name="P11">-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255271000"/>Hash<text:alphabetical-index-mark-end text:id="IMark255271000"/></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p text:style-name="Text_20_body">.[]!</text:p>
      <text:p text:style-name="Text_20_body">.[]@</text:p>
      <text:p text:style-name="Text_20_body">.keys</text:p>
      <text:p text:style-name="Text_20_body">.pp</text:p>
      <text:p text:style-name="Text_20_body">.strmax2</text:p>
      <text:p text:style-name="Text_20_body">.values</text:p>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255271000"/>InStream<text:alphabetical-index-mark-end text:id="IMark255271000"/></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Code">InStream Class Stubs =</text:p>
      <text:p text:style-name="Code">.new</text:p>
      <text:p text:style-name="Code"/>
      <text:p text:style-name="Text_20_body">Ipsum lorem</text:p>
      <text:h text:style-name="Heading_20_2" text:outline-level="2">Class Methods</text:h>
      <text:p text:style-name="Text_20_body"/>
      <text:p text:style-name="Text_20_body">.get_all</text:p>
      <text:p text:style-name="Text_20_body">.open</text:p>
      <text:h text:style-name="Heading_20_2" text:outline-level="2">Instance Methods</text:h>
      <text:p text:style-name="Text_20_body"/>
      <text:p text:style-name="Text_20_body">.close</text:p>
      <text:p text:style-name="Text_20_body">.getc</text:p>
      <text:p text:style-name="Text_20_body">.gets</text:p>
      <text:p text:style-name="Text_20_body">~getc</text:p>
      <text:p text:style-name="Text_20_body"/>
      <text:h text:style-name="Heading_20_2" text:outline-level="2">Class Stubs</text:h>
      <text:p text:style-name="Text_20_body"/>
      <text:p text:style-name="Text_20_body">.new</text:p>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255271000"/>Integer<text:alphabetical-index-mark-end text:id="IMark255271000"/></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40" text:note-class="footnote"><text:note-citation>40</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41" text:note-class="footnote"><text:note-citation>41</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2">Literal<text:note text:id="ftn42" text:note-class="footnote"><text:note-citation>42</text:note-citation><text:note-body><text:p text:style-name="Footnote">No spaces are permitted within the literal.</text:p></text:note-body></text:note></text:p>
          </table:table-cell>
          <table:table-cell table:style-name="Table7.B1" office:value-type="string">
            <text:p text:style-name="P12">Value</text:p>
          </table:table-cell>
        </table:table-row>
        <table:table-row>
          <table:table-cell table:style-name="Table7.A2" office:value-type="string">
            <text:p text:style-name="P21">7</text:p>
          </table:table-cell>
          <table:table-cell table:style-name="Table7.B2" office:value-type="string">
            <text:p text:style-name="P11">7</text:p>
          </table:table-cell>
        </table:table-row>
        <table:table-row>
          <table:table-cell table:style-name="Table7.A2" office:value-type="string">
            <text:p text:style-name="P21">-7</text:p>
          </table:table-cell>
          <table:table-cell table:style-name="Table7.B2" office:value-type="string">
            <text:p text:style-name="P11">-7</text:p>
          </table:table-cell>
        </table:table-row>
        <table:table-row>
          <table:table-cell table:style-name="Table7.A2" office:value-type="string">
            <text:p text:style-name="P21">445556678789933</text:p>
          </table:table-cell>
          <table:table-cell table:style-name="Table7.B2" office:value-type="string">
            <text:p text:style-name="P11">445556678789933</text:p>
          </table:table-cell>
        </table:table-row>
        <table:table-row>
          <table:table-cell table:style-name="Table7.A2" office:value-type="string">
            <text:p text:style-name="P21">0xff</text:p>
          </table:table-cell>
          <table:table-cell table:style-name="Table7.B2" office:value-type="string">
            <text:p text:style-name="P11">255</text:p>
          </table:table-cell>
        </table:table-row>
        <table:table-row>
          <table:table-cell table:style-name="Table7.A2" office:value-type="string">
            <text:p text:style-name="P21">0xffffffffff</text:p>
          </table:table-cell>
          <table:table-cell table:style-name="Table7.B2" office:value-type="string">
            <text:p text:style-name="P11">1099511627775</text:p>
          </table:table-cell>
        </table:table-row>
        <table:table-row>
          <table:table-cell table:style-name="Table7.A2" office:value-type="string">
            <text:p text:style-name="P21">0xDeadBeef</text:p>
          </table:table-cell>
          <table:table-cell table:style-name="Table7.B2" office:value-type="string">
            <text:p text:style-name="P11">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110829924"/><text:alphabetical-index-mark-start text:id="IMark110831364"/>MaxNumeric<text:alphabetical-index-mark-end text:id="IMark110831364"/><text:alphabetical-index-mark-end text:id="IMark110829924"/></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110829924"/><text:alphabetical-index-mark-start text:id="IMark110831364"/>MinNumeric<text:alphabetical-index-mark-end text:id="IMark110831364"/><text:alphabetical-index-mark-end text:id="IMark110829924"/></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110829924"/><text:alphabetical-index-mark-start text:id="IMark110831364"/><text:alphabetical-index-mark-start text:id="IMark185470396"/>NilClass<text:alphabetical-index-mark-end text:id="IMark185470396"/><text:alphabetical-index-mark-end text:id="IMark110831364"/><text:alphabetical-index-mark-end text:id="IMark110829924"/></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255271768"/>&amp;&amp;<text:alphabetical-index-mark-end text:id="IMark255271768"/>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255271768"/>^^<text:alphabetical-index-mark-end text:id="IMark255271768"/>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255271768"/>||<text:alphabetical-index-mark-end text:id="IMark255271768"/>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10829924"/>Numeric<text:alphabetical-index-mark-end text:id="IMark110829924"/></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10829924"/>Object<text:alphabetical-index-mark-end text:id="IMark110829924"/></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255271768"/>&amp;&amp;<text:alphabetical-index-mark-end text:id="IMark255271768"/>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255271768"/>)methods<text:alphabetical-index-mark-end text:id="IMark255271768"/>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255271768"/>.<text:alphabetical-index-mark-end text:id="IMark255271768"/>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255271768"/>.::<text:alphabetical-index-mark-end text:id="IMark255271768"/>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5"/>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255271768"/>inst:<text:alphabetical-index-mark-end text:id="IMark255271768"/>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255271768"/>local:<text:alphabetical-index-mark-end text:id="IMark255271768"/>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255271768"/>super<text:alphabetical-index-mark-end text:id="IMark255271768"/>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255271768"/>;<text:alphabetical-index-mark-end text:id="IMark255271768"/>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255271768"/>.class<text:alphabetical-index-mark-end text:id="IMark255271768"/> [a_class]</text:h>
            <text:p text:style-name="P15"><text:span text:style-name="T1">Routing:</text:span> TOS.</text:p>
            <text:p text:style-name="P15">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255271768"/>.clone<text:alphabetical-index-mark-end text:id="IMark255271768"/>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255271768"/>.copy<text:alphabetical-index-mark-end text:id="IMark255271768"/>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255271768"/>.init<text:alphabetical-index-mark-end text:id="IMark255271768"/>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255271768"/>.is_class?<text:alphabetical-index-mark-end text:id="IMark255271768"/>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255271768"/>.name<text:alphabetical-index-mark-end text:id="IMark255271768"/>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3">Code</text:p>
          </table:table-cell>
          <table:table-cell table:style-name="Table30.B2" office:value-type="string">
            <text:p text:style-name="P13">Result</text:p>
          </table:table-cell>
        </table:table-row>
        <table:table-row>
          <table:table-cell table:style-name="Table30.A2" office:value-type="string">
            <text:p text:style-name="Snippet">Object .name</text:p>
          </table:table-cell>
          <table:table-cell table:style-name="Table30.B2" office:value-type="string">
            <text:p text:style-name="P15">“Object”</text:p>
          </table:table-cell>
        </table:table-row>
        <table:table-row>
          <table:table-cell table:style-name="Table30.A2" office:value-type="string">
            <text:p text:style-name="Snippet">100 .name</text:p>
          </table:table-cell>
          <table:table-cell table:style-name="Table30.B2" office:value-type="string">
            <text:p text:style-name="P15">“Fixnum instance”</text:p>
          </table:table-cell>
        </table:table-row>
        <table:table-row>
          <table:table-cell table:style-name="Table30.A2" office:value-type="string">
            <text:p text:style-name="Snippet">vm .name</text:p>
          </table:table-cell>
          <table:table-cell table:style-name="Table30.B2" office:value-type="string">
            <text:p text:style-name="P15">“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255271768"/>.strlen<text:alphabetical-index-mark-end text:id="IMark255271768"/>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3">Code</text:p>
          </table:table-cell>
          <table:table-cell table:style-name="Table31.B2" office:value-type="string">
            <text:p text:style-name="P13">Result</text:p>
          </table:table-cell>
        </table:table-row>
        <table:table-row>
          <table:table-cell table:style-name="Table31.A3" office:value-type="string">
            <text:p text:style-name="Snippet">"ABCD" .strlen </text:p>
          </table:table-cell>
          <table:table-cell table:style-name="Table31.A1" office:value-type="string">
            <text:p text:style-name="P15">4</text:p>
          </table:table-cell>
        </table:table-row>
        <table:table-row>
          <table:table-cell table:style-name="Table31.A3" office:value-type="string">
            <text:p text:style-name="Snippet">100 .strlen </text:p>
          </table:table-cell>
          <table:table-cell table:style-name="Table31.B4" office:value-type="string">
            <text:p text:style-name="P15">3</text:p>
          </table:table-cell>
        </table:table-row>
        <table:table-row>
          <table:table-cell table:style-name="Table31.A5" office:value-type="string">
            <text:p text:style-name="Snippet">Object .strlen </text:p>
          </table:table-cell>
          <table:table-cell table:style-name="Table31.A1" office:value-type="string">
            <text:p text:style-name="P15">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255271768"/>.to_f<text:alphabetical-index-mark-end text:id="IMark255271768"/>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3">Code</text:p>
          </table:table-cell>
          <table:table-cell table:style-name="Table32.B2" office:value-type="string">
            <text:p text:style-name="P13">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255271768"/>.to_f!<text:alphabetical-index-mark-end text:id="IMark255271768"/>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3">Code</text:p>
          </table:table-cell>
          <table:table-cell table:style-name="Table33.B2" office:value-type="string">
            <text:p text:style-name="P13">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19">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255271768"/>.to_i<text:alphabetical-index-mark-end text:id="IMark255271768"/>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3">Code</text:p>
          </table:table-cell>
          <table:table-cell table:style-name="Table34.B2" office:value-type="string">
            <text:p text:style-name="P13">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255271768"/>.to_i!<text:alphabetical-index-mark-end text:id="IMark255271768"/>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3">Code</text:p>
          </table:table-cell>
          <table:table-cell table:style-name="Table35.B2" office:value-type="string">
            <text:p text:style-name="P13">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19">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255271768"/>.to_n<text:alphabetical-index-mark-end text:id="IMark255271768"/>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3">Code</text:p>
          </table:table-cell>
          <table:table-cell table:style-name="Table36.B2" office:value-type="string">
            <text:p text:style-name="P13">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ext:soft-page-break/>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255271768"/>.to_n!<text:alphabetical-index-mark-end text:id="IMark255271768"/>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3">Code</text:p>
          </table:table-cell>
          <table:table-cell table:style-name="Table37.B2" office:value-type="string">
            <text:p text:style-name="P13">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19">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255271768"/>.to_r<text:alphabetical-index-mark-end text:id="IMark255271768"/>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3">Code</text:p>
          </table:table-cell>
          <table:table-cell table:style-name="Table38.B2" office:value-type="string">
            <text:p text:style-name="P13">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255271768"/>.to_r!<text:alphabetical-index-mark-end text:id="IMark255271768"/>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3">Code</text:p>
          </table:table-cell>
          <table:table-cell table:style-name="Table39.B2" office:value-type="string">
            <text:p text:style-name="P13">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19">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255271768"/>.to_s<text:alphabetical-index-mark-end text:id="IMark255271768"/>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3">Code</text:p>
          </table:table-cell>
          <table:table-cell table:style-name="Table40.B2" office:value-type="string">
            <text:p text:style-name="P13">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255271768"/>.to_x<text:alphabetical-index-mark-end text:id="IMark255271768"/>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3">Code</text:p>
          </table:table-cell>
          <table:table-cell table:style-name="Table41.B2" office:value-type="string">
            <text:p text:style-name="P13">Result</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5.2 .to_x</text:p>
          </table:table-cell>
          <table:table-cell table:style-name="Table41.B2" office:value-type="string">
            <text:p text:style-name="P15">5.2+0i</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1+2i .to_x</text:p>
          </table:table-cell>
          <table:table-cell table:style-name="Table41.B2" office:value-type="string">
            <text:p text:style-name="P15">1+2i</text:p>
          </table:table-cell>
        </table:table-row>
        <table:table-row>
          <table:table-cell table:style-name="Table41.A2" office:value-type="string">
            <text:p text:style-name="Snippet">“apple” .to_x</text:p>
          </table:table-cell>
          <table:table-cell table:style-name="Table41.B2" office:value-type="string">
            <text:p text:style-name="P15">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255271768"/>.to_x!<text:alphabetical-index-mark-end text:id="IMark255271768"/>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3">Code</text:p>
          </table:table-cell>
          <table:table-cell table:style-name="Table42.B2" office:value-type="string">
            <text:p text:style-name="P13">Result</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5.2 .to_x!</text:p>
          </table:table-cell>
          <table:table-cell table:style-name="Table42.B2" office:value-type="string">
            <text:p text:style-name="P15">5.2+0i</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1+2i .to_x!</text:p>
          </table:table-cell>
          <table:table-cell table:style-name="Table42.B2" office:value-type="string">
            <text:p text:style-name="P15">1+2i</text:p>
          </table:table-cell>
        </table:table-row>
        <table:table-row table:style-name="Table42.1">
          <table:table-cell table:style-name="Table42.A2" office:value-type="string">
            <text:p text:style-name="Snippet">“apple” .to_x!</text:p>
          </table:table-cell>
          <table:table-cell table:style-name="Table42.B2" office:value-type="string">
            <text:p text:style-name="P20">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255271768"/>&lt;&gt;<text:alphabetical-index-mark-end text:id="IMark255271768"/>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255271768"/>=<text:alphabetical-index-mark-end text:id="IMark255271768"/>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255271768"/>^^<text:alphabetical-index-mark-end text:id="IMark255271768"/>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255271768"/>distinct?<text:alphabetical-index-mark-end text:id="IMark255271768"/>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3">Code</text:p>
          </table:table-cell>
          <table:table-cell table:style-name="Table46.B2" office:value-type="string">
            <text:p text:style-name="P13">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5">true</text:p>
          </table:table-cell>
        </table:table-row>
        <table:table-row table:style-name="Table46.1">
          <table:table-cell table:style-name="Table46.A2" office:value-type="string">
            <text:p text:style-name="Snippet">4 4 distinct?</text:p>
          </table:table-cell>
          <table:table-cell table:style-name="Table46.B2" office:value-type="string">
            <text:p text:style-name="P15">false</text:p>
          </table:table-cell>
        </table:table-row>
        <text:soft-page-break/>
        <table:table-row table:style-name="Table46.1">
          <table:table-cell table:style-name="Table46.A2" office:value-type="string">
            <text:p text:style-name="Snippet">“hi” dup distinct?</text:p>
          </table:table-cell>
          <table:table-cell table:style-name="Table46.B2" office:value-type="string">
            <text:p text:style-name="P15">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5">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5">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255271768"/>identical?<text:alphabetical-index-mark-end text:id="IMark255271768"/>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3">Code</text:p>
          </table:table-cell>
          <table:table-cell table:style-name="Table47.B2" office:value-type="string">
            <text:p text:style-name="P13">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5">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15">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5">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255271768"/>max<text:alphabetical-index-mark-end text:id="IMark255271768"/>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3">Code</text:p>
          </table:table-cell>
          <table:table-cell table:style-name="Table48.B2" office:value-type="string">
            <text:p text:style-name="P13">Result</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2 max</text:p>
          </table:table-cell>
          <table:table-cell table:style-name="Table48.B2" office:value-type="string">
            <text:p text:style-name="P15">4</text:p>
          </table:table-cell>
        </table:table-row>
        <table:table-row table:style-name="Table48.1">
          <table:table-cell table:style-name="Table48.A2" office:value-type="string">
            <text:p text:style-name="Snippet">4 “apple” max</text:p>
          </table:table-cell>
          <table:table-cell table:style-name="Table48.B2" office:value-type="string">
            <text:p text:style-name="P20">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255271768"/>min<text:alphabetical-index-mark-end text:id="IMark25527176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3">Code</text:p>
          </table:table-cell>
          <table:table-cell table:style-name="Table49.B2" office:value-type="string">
            <text:p text:style-name="P13">Result</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ext:soft-page-break/>
        <table:table-row table:style-name="Table49.1">
          <table:table-cell table:style-name="Table49.A2" office:value-type="string">
            <text:p text:style-name="Snippet">4 2 min</text:p>
          </table:table-cell>
          <table:table-cell table:style-name="Table49.B2" office:value-type="string">
            <text:p text:style-name="P15">2</text:p>
          </table:table-cell>
        </table:table-row>
        <table:table-row table:style-name="Table49.1">
          <table:table-cell table:style-name="Table49.A2" office:value-type="string">
            <text:p text:style-name="Snippet">4 “apple” min</text:p>
          </table:table-cell>
          <table:table-cell table:style-name="Table49.B2" office:value-type="string">
            <text:p text:style-name="P20">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255271768"/>nil&lt;&gt;<text:alphabetical-index-mark-end text:id="IMark255271768"/>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255271768"/>nil=<text:alphabetical-index-mark-end text:id="IMark25527176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255271768"/>not<text:alphabetical-index-mark-end text:id="IMark25527176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255271768"/>||<text:alphabetical-index-mark-end text:id="IMark255271768"/>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10829924"/>OutStream<text:alphabetical-index-mark-end text:id="IMark110829924"/></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10829924"/>Procedure<text:alphabetical-index-mark-end text:id="IMark110829924"/></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10829924"/>Queue<text:alphabetical-index-mark-end text:id="IMark110829924"/></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10829924"/>Rational<text:alphabetical-index-mark-end text:id="IMark110829924"/></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43" text:note-class="footnote"><text:note-citation>43</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2">Literal<text:note text:id="ftn44" text:note-class="footnote"><text:note-citation>44</text:note-citation><text:note-body><text:p text:style-name="Footnote">No spaces are permitted within the literal.</text:p></text:note-body></text:note></text:p>
          </table:table-cell>
          <table:table-cell table:style-name="Table6.B1" office:value-type="string">
            <text:p text:style-name="P12">Value<text:note text:id="ftn45" text:note-class="footnote"><text:note-citation>4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1">1/2</text:p>
          </table:table-cell>
          <table:table-cell table:style-name="Table6.B2" office:value-type="string">
            <text:p text:style-name="P11">1/2</text:p>
          </table:table-cell>
        </table:table-row>
        <table:table-row>
          <table:table-cell table:style-name="Table6.A2" office:value-type="string">
            <text:p text:style-name="P21">1.2/3</text:p>
          </table:table-cell>
          <table:table-cell table:style-name="Table6.B2" office:value-type="string">
            <text:p text:style-name="P1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10832516"/>.split<text:alphabetical-index-mark-end text:id="IMark11083251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3">Code</text:p>
          </table:table-cell>
          <table:table-cell table:style-name="Table18.B2" office:value-type="string">
            <text:p text:style-name="P13">Result</text:p>
          </table:table-cell>
        </table:table-row>
        <table:table-row table:style-name="Table18.1">
          <table:table-cell table:style-name="Table18.A2" office:value-type="string">
            <text:p text:style-name="P15">1/2 .split</text:p>
          </table:table-cell>
          <table:table-cell table:style-name="Table18.B2" office:value-type="string">
            <text:p text:style-name="P15">1 <text:s/>2</text:p>
          </table:table-cell>
        </table:table-row>
        <table:table-row table:style-name="Table18.1">
          <table:table-cell table:style-name="Table18.A2" office:value-type="string">
            <text:p text:style-name="P15">3/4 .split</text:p>
          </table:table-cell>
          <table:table-cell table:style-name="Table18.B2" office:value-type="string">
            <text:p text:style-name="P15">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255273352"/>Stack<text:alphabetical-index-mark-end text:id="IMark255273352"/></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255273352"/>String<text:alphabetical-index-mark-end text:id="IMark255273352"/></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255273352"/>Thread<text:alphabetical-index-mark-end text:id="IMark255273352"/></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255273352"/><text:alphabetical-index-mark-start text:id="IMark163279284"/><text:alphabetical-index-mark-start text:id="IMark255274648"/>TrueClass<text:alphabetical-index-mark-end text:id="IMark255274648"/><text:alphabetical-index-mark-end text:id="IMark163279284"/><text:alphabetical-index-mark-end text:id="IMark255273352"/></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4"/>
      <text:h text:style-name="Heading_20_1" text:outline-level="1"><text:alphabetical-index-mark-start text:id="IMark255273352"/>VirtualMachine<text:alphabetical-index-mark-end text:id="IMark255273352"/></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with{ <text:s text:c="3"/>do <text:s text:c="7"/>min_float spaces</text:p>
      <text:p text:style-name="Code">" <text:s text:c="8"/>)noshow <text:s text:c="2"/>.append{ <text:s/>: <text:s text:c="8"/>dpr <text:s text:c="6"/>min_num <text:s text:c="2"/>swap</text:p>
      <text:p text:style-name="Code">)" <text:s text:c="7"/>)quit <text:s text:c="4"/>.create{ <text:s/>?dup <text:s text:c="5"/>drop <text:s text:c="5"/>nan <text:s text:c="6"/>switch</text:p>
      <text:p text:style-name="Code">)classes <text:s/>)restart <text:s/>.dump <text:s text:c="4"/>[ <text:s text:c="8"/>dup <text:s text:c="6"/>nil <text:s text:c="6"/>true</text:p>
      <text:p text:style-name="Code">)context <text:s/>)show <text:s text:c="4"/>.each{ <text:s text:c="3"/>accept <text:s text:c="3"/>e <text:s text:c="8"/>nip <text:s text:c="6"/>try</text:p>
      <text:p text:style-name="Code">)context! )start <text:s text:c="3"/>.elapsed <text:s/>accept" <text:s text:c="2"/>epsilon <text:s text:c="2"/>over <text:s text:c="5"/>tuck</text:p>
      <text:p text:style-name="Code">)debug <text:s text:c="3"/>)threads <text:s/>.map{ <text:s text:c="4"/>begin <text:s text:c="4"/>f" <text:s text:c="7"/>pause <text:s text:c="4"/>val#:</text:p>
      <text:p text:style-name="Code">)elapsed <text:s/>)time <text:s text:c="4"/>.new{ <text:s text:c="4"/>class: <text:s text:c="3"/>false <text:s text:c="4"/>pi <text:s text:c="7"/>val$:</text:p>
      <text:p text:style-name="Code">)entries <text:s/>)unmap" <text:s text:c="2"/>.open{ <text:s text:c="3"/>clear <text:s text:c="4"/>if <text:s text:c="7"/>pick <text:s text:c="5"/>var#:</text:p>
      <text:p text:style-name="Code">)globals <text:s/>)version <text:s/>.restart <text:s/>clone <text:s text:c="4"/>infinity <text:s/>rational <text:s/>var$:</text:p>
      <text:p text:style-name="Code">)irb <text:s text:c="5"/>)vm <text:s text:c="6"/>.select{ <text:s/>complex <text:s text:c="2"/>load" <text:s text:c="4"/>rot <text:s text:c="6"/>vm</text:p>
      <text:p text:style-name="Code">)load" <text:s text:c="3"/>)vm! <text:s text:c="5"/>.start <text:s text:c="3"/>copy <text:s text:c="5"/>max_float self <text:s text:c="5"/>{</text:p>
      <text:p text:style-name="Code">)map" <text:s text:c="4"/>)words <text:s text:c="3"/>.vm_name <text:s/>cr <text:s text:c="7"/>max_num <text:s text:c="2"/>space <text:s text:c="4"/>{{</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text:soft-page-break/>.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text:soft-page-break/>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255273352"/>Commands<text:alphabetical-index-mark-end text:id="IMark255273352"/></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text:soft-page-break/>)noshow</text:p>
      <text:p text:style-name="Text_20_body">)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2"/>.getc <text:s text:c="9"/>.reverse <text:s text:c="6"/>0&gt;=</text:p>
      <text:p text:style-name="Code">!: <text:s text:c="12"/>.:: <text:s text:c="11"/>.gets <text:s text:c="9"/>.right <text:s text:c="8"/>1+</text:p>
      <text:p text:style-name="Code">" <text:s text:c="13"/>.[]! <text:s text:c="10"/>.hypot <text:s text:c="8"/>.right? <text:s text:c="7"/>1-</text:p>
      <text:p text:style-name="Code">$hw <text:s text:c="11"/>.[]@ <text:s text:c="10"/>.imaginary <text:s text:c="4"/>.rjust <text:s text:c="8"/>2*</text:p>
      <text:p text:style-name="Code">$iv <text:s text:c="11"/>.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Exception</text:p>
      <text:p text:style-name="Code">)stubs <text:s text:c="8"/>.close <text:s text:c="8"/>.mid <text:s text:c="10"/>.tan <text:s text:c="10"/>FalseClass</text:p>
      <text:p text:style-name="Code">)threads <text:s text:c="6"/>.conjugate <text:s text:c="4"/>.mid? <text:s text:c="9"/>.tanh <text:s text:c="9"/>Fixnum</text:p>
      <text:p text:style-name="Code">)time <text:s text:c="9"/>.copy <text:s text:c="9"/>.midlr <text:s text:c="8"/>.to_f <text:s text:c="9"/>Float</text:p>
      <text:p text:style-name="Code">)unmap" <text:s text:c="7"/>.cos <text:s text:c="10"/>.min <text:s text:c="10"/>.to_f! <text:s text:c="8"/>Hash</text:p>
      <text:p text:style-name="Code">)version <text:s text:c="6"/>.cosh <text:s text:c="9"/>.name <text:s text:c="9"/>.to_i <text:s text:c="9"/>InStream</text:p>
      <text:p text:style-name="Code">)vm <text:s text:c="11"/>.cr <text:s text:c="11"/>.new <text:s text:c="10"/>.to_i! <text:s text:c="8"/>Integer</text:p>
      <text:p text:style-name="Code">)vm! <text:s text:c="10"/>.create <text:s text:c="7"/>.new_size <text:s text:c="5"/>.to_lower <text:s text:c="5"/>MaxNumeric</text:p>
      <text:p text:style-name="Code">)words <text:s text:c="8"/>.create{ <text:s text:c="6"/>.new_value <text:s text:c="4"/>.to_n <text:s text:c="9"/>MinNumeric</text:p>
      <text:p text:style-name="Code">* <text:s text:c="13"/>.cube <text:s text:c="9"/>.new_values <text:s text:c="3"/>.to_n! <text:s text:c="8"/>NilClass</text:p>
      <text:p text:style-name="Code">** <text:s text:c="12"/>.current <text:s text:c="6"/>.new{ <text:s text:c="9"/>.to_r <text:s text:c="9"/>Numeric</text:p>
      <text:p text:style-name="Code">+ <text:s text:c="13"/>.d2r <text:s text:c="10"/>.numerator <text:s text:c="4"/>.to_r! <text:s text:c="8"/>Object</text:p>
      <text:p text:style-name="Code">- <text:s text:c="13"/>.denominator <text:s text:c="2"/>.odd? <text:s text:c="9"/>.to_s <text:s text:c="9"/>OutStream</text:p>
      <text:p text:style-name="Code">-infinity <text:s text:c="5"/>.dump <text:s text:c="9"/>.open <text:s text:c="9"/>.to_upper <text:s text:c="5"/>Procedure</text:p>
      <text:p text:style-name="Code">. <text:s text:c="13"/>.e** <text:s text:c="10"/>.open{ <text:s text:c="8"/>.to_x <text:s text:c="9"/>Queue</text:p>
      <text:p text:style-name="Code">." <text:s text:c="12"/>.each{ <text:s text:c="8"/>.p2c <text:s text:c="10"/>.to_x! <text:s text:c="8"/>Rational</text:p>
      <text:p text:style-name="Code">.+left <text:s text:c="8"/>.elapsed <text:s text:c="6"/>.parent_class <text:s/>.values <text:s text:c="7"/>Stack</text:p>
      <text:p text:style-name="Code">.+mid <text:s text:c="9"/>.emit <text:s text:c="9"/>.peek <text:s text:c="9"/>.vm <text:s text:c="11"/>String</text:p>
      <text:p text:style-name="Code">.+midlr <text:s text:c="7"/>.empty? <text:s text:c="7"/>.pend <text:s text:c="9"/>.vm_name <text:s text:c="6"/>Thread</text:p>
      <text:p text:style-name="Code">.+right <text:s text:c="7"/>.eval <text:s text:c="9"/>.polar <text:s text:c="8"/>.with{ <text:s text:c="8"/>TrueClass</text:p>
      <text:p text:style-name="Code">.-left <text:s text:c="8"/>.even? <text:s text:c="8"/>.pop <text:s text:c="10"/>/ <text:s text:c="13"/>VirtualMachine</text:p>
      <text:p text:style-name="Code">.-mid <text:s text:c="9"/>.exit <text:s text:c="9"/>.posn <text:s text:c="9"/>0&lt; <text:s text:c="12"/>[</text:p>
      <text:p text:style-name="Code">.-midlr <text:s text:c="7"/>.floor <text:s text:c="8"/>.pp <text:s text:c="11"/>0&lt;= <text:s text:c="11"/>^^</text:p>
      <text:p text:style-name="Code">.-right <text:s text:c="7"/>.fmt <text:s text:c="10"/>.push <text:s text:c="9"/>0&lt;=&gt; <text:s text:c="10"/>accept</text:p>
      <text:p text:style-name="Code">.1/x <text:s text:c="10"/>.fmt" <text:s text:c="9"/>.r2d <text:s text:c="10"/>0&lt;&gt; <text:s text:c="11"/>accept"</text:p>
      <text:p text:style-name="Code">.10** <text:s text:c="9"/>.gcd <text:s text:c="10"/>.real <text:s text:c="9"/>0= <text:s text:c="12"/>and</text:p>
      <text:p text:style-name="Code">.2** <text:s text:c="10"/>.get_all <text:s text:c="6"/>.restart <text:s text:c="6"/>0&gt; <text:s text:c="12"/>begin</text:p>
      <text:p text:style-name="Code"/>
      <text:p text:style-name="Code"/>
      <text:p text:style-name="Code"><text:soft-page-break/></text:p>
      <text:p text:style-name="Code"/>
      <text:p text:style-name="Code">class: <text:s text:c="8"/>f" <text:s text:c="12"/>neg <text:s text:c="11"/>space <text:s text:c="9"/>{{</text:p>
      <text:p text:style-name="Code">clear <text:s text:c="9"/>false <text:s text:c="9"/>nil <text:s text:c="11"/>spaces <text:s text:c="8"/>||</text:p>
      <text:p text:style-name="Code">clone <text:s text:c="9"/>identical? <text:s text:c="4"/>nil&lt;&gt; <text:s text:c="9"/>swap <text:s text:c="10"/>~</text:p>
      <text:p text:style-name="Code">com <text:s text:c="11"/>if <text:s text:c="12"/>nil= <text:s text:c="10"/>switch <text:s text:c="8"/>~"</text:p>
      <text:p text:style-name="Code">complex <text:s text:c="7"/>infinity <text:s text:c="6"/>nip <text:s text:c="11"/>true <text:s text:c="10"/>~cr</text:p>
      <text:p text:style-name="Code">copy <text:s text:c="10"/>load" <text:s text:c="9"/>not <text:s text:c="11"/>try <text:s text:c="11"/>~emit</text:p>
      <text:p text:style-name="Code">cr <text:s text:c="12"/>max <text:s text:c="11"/>or <text:s text:c="12"/>tuck <text:s text:c="10"/>~getc</text:p>
      <text:p text:style-name="Code">distinct? <text:s text:c="5"/>max_float <text:s text:c="5"/>over <text:s text:c="10"/>val#: <text:s text:c="9"/>~gets</text:p>
      <text:p text:style-name="Code">do <text:s text:c="12"/>max_num <text:s text:c="7"/>pause <text:s text:c="9"/>val$: <text:s text:c="9"/>~space</text:p>
      <text:p text:style-name="Code">dpr <text:s text:c="11"/>min <text:s text:c="11"/>pi <text:s text:c="12"/>var#: <text:s text:c="9"/>~spaces</text:p>
      <text:p text:style-name="Code">drop <text:s text:c="10"/>min_float <text:s text:c="5"/>pick <text:s text:c="10"/>var$:</text:p>
      <text:p text:style-name="Code">dup <text:s text:c="11"/>min_num <text:s text:c="7"/>rational <text:s text:c="6"/>vm</text:p>
      <text:p text:style-name="Code">e <text:s text:c="13"/>mod <text:s text:c="11"/>rot <text:s text:c="11"/>xor</text:p>
      <text:p text:style-name="Code">epsilon <text:s text:c="7"/>nan <text:s text:c="11"/>self <text:s text:c="10"/>{</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46" text:note-class="footnote"><text:note-citation>46</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2">Expression Character</text:p>
          </table:table-cell>
          <table:table-cell table:style-name="Table4.B1" office:value-type="string">
            <text:p text:style-name="P13">Description</text:p>
          </table:table-cell>
        </table:table-row>
        <table:table-row>
          <table:table-cell table:style-name="Table4.A2" office:value-type="string">
            <text:p text:style-name="P17">.</text:p>
          </table:table-cell>
          <table:table-cell table:style-name="Table4.B2" office:value-type="string">
            <text:p text:style-name="P15">Any character except newline</text:p>
          </table:table-cell>
        </table:table-row>
        <table:table-row>
          <table:table-cell table:style-name="Table4.A2" office:value-type="string">
            <text:p text:style-name="P17">[A-Z]</text:p>
          </table:table-cell>
          <table:table-cell table:style-name="Table4.B2" office:value-type="string">
            <text:p text:style-name="P15">Any uppercase alphabetical character.</text:p>
          </table:table-cell>
        </table:table-row>
        <table:table-row>
          <table:table-cell table:style-name="Table4.A2" office:value-type="string">
            <text:p text:style-name="P17">[A-Za-z0-9_]</text:p>
          </table:table-cell>
          <table:table-cell table:style-name="Table4.B2" office:value-type="string">
            <text:p text:style-name="P15">Any alphanumeric or underscore character.</text:p>
          </table:table-cell>
        </table:table-row>
        <table:table-row>
          <table:table-cell table:style-name="Table4.A2" office:value-type="string">
            <text:p text:style-name="P17">\.</text:p>
          </table:table-cell>
          <table:table-cell table:style-name="Table4.B2" office:value-type="string">
            <text:p text:style-name="P15">A single '.' character.</text:p>
          </table:table-cell>
        </table:table-row>
        <table:table-row>
          <table:table-cell table:style-name="Table4.A2" office:value-type="string">
            <text:p text:style-name="P17">\/</text:p>
          </table:table-cell>
          <table:table-cell table:style-name="Table4.B2" office:value-type="string">
            <text:p text:style-name="P15">A single '/' character</text:p>
          </table:table-cell>
        </table:table-row>
        <table:table-row>
          <table:table-cell table:style-name="Table4.A2" office:value-type="string">
            <text:p text:style-name="P17">\$</text:p>
          </table:table-cell>
          <table:table-cell table:style-name="Table4.B2" office:value-type="string">
            <text:p text:style-name="P15">A single '$' character.</text:p>
          </table:table-cell>
        </table:table-row>
        <table:table-row>
          <table:table-cell table:style-name="Table4.A2" office:value-type="string">
            <text:p text:style-name="P17">\d</text:p>
          </table:table-cell>
          <table:table-cell table:style-name="Table4.B2" office:value-type="string">
            <text:p text:style-name="P15">A digit (0..9)</text:p>
          </table:table-cell>
        </table:table-row>
        <table:table-row>
          <table:table-cell table:style-name="Table4.A2" office:value-type="string">
            <text:p text:style-name="P17">X*</text:p>
          </table:table-cell>
          <table:table-cell table:style-name="Table4.B2" office:value-type="string">
            <text:p text:style-name="P15">0 or more repetitions of the X expression.</text:p>
          </table:table-cell>
        </table:table-row>
        <table:table-row>
          <table:table-cell table:style-name="Table4.A2" office:value-type="string">
            <text:p text:style-name="P17">X+</text:p>
          </table:table-cell>
          <table:table-cell table:style-name="Table4.B2" office:value-type="string">
            <text:p text:style-name="P15">1 or more repetitions of the X expression.</text:p>
          </table:table-cell>
        </table:table-row>
        <table:table-row>
          <table:table-cell table:style-name="Table4.A2" office:value-type="string">
            <text:p text:style-name="P17">^</text:p>
          </table:table-cell>
          <table:table-cell table:style-name="Table4.B2" office:value-type="string">
            <text:p text:style-name="P15">The beginning of the line or string.</text:p>
          </table:table-cell>
        </table:table-row>
        <table:table-row>
          <table:table-cell table:style-name="Table4.A2" office:value-type="string">
            <text:p text:style-name="P17">$</text:p>
          </table:table-cell>
          <table:table-cell table:style-name="Table4.B2" office:value-type="string">
            <text:p text:style-name="P15">The end of the line or string</text:p>
          </table:table-cell>
        </table:table-row>
        <table:table-row>
          <table:table-cell table:style-name="Table4.A2" office:value-type="string">
            <text:p text:style-name="P16">other</text:p>
          </table:table-cell>
          <table:table-cell table:style-name="Table4.B2" office:value-type="string">
            <text:p text:style-name="P15">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47">A</text:p>
          <text:p text:style-name="P46">again<text:tab/>24</text:p>
          <text:p text:style-name="P46">Array<text:tab/>39</text:p>
          <text:p text:style-name="P47">B</text:p>
          <text:p text:style-name="P46">begin<text:tab/>24</text:p>
          <text:p text:style-name="P47">C</text:p>
          <text:p text:style-name="P46">Class<text:tab/>43</text:p>
          <text:p text:style-name="P46">Classes<text:tab/>32</text:p>
          <text:p text:style-name="P46">Commands<text:tab/>83</text:p>
          <text:p text:style-name="P46">Complex<text:tab/>44</text:p>
          <text:p text:style-name="P47">D</text:p>
          <text:p text:style-name="P46">Declarations<text:tab/>25</text:p>
          <text:p text:style-name="P46">Demo.rb<text:tab/>11</text:p>
          <text:p text:style-name="P46">distinct?<text:tab/>67</text:p>
          <text:p text:style-name="P46">do<text:tab/>22</text:p>
          <text:p text:style-name="P46">do_map_name<text:tab/>36</text:p>
          <text:p text:style-name="P46">drop<text:tab/>18</text:p>
          <text:p text:style-name="P46">Duck Typing<text:tab/>25</text:p>
          <text:p text:style-name="P46">dup<text:tab/>18</text:p>
          <text:p text:style-name="P47">E</text:p>
          <text:p text:style-name="P46">else<text:tab/>20</text:p>
          <text:p text:style-name="P46">Exception<text:tab/>46</text:p>
          <text:p text:style-name="P47">F</text:p>
          <text:p text:style-name="P46">FalseClass<text:tab/>47</text:p>
          <text:p text:style-name="P46">Float<text:tab/>49</text:p>
          <text:p text:style-name="P47">H</text:p>
          <text:p text:style-name="P46">Hash<text:tab/>50</text:p>
          <text:p text:style-name="P47">I</text:p>
          <text:p text:style-name="P46">i<text:tab/>22</text:p>
          <text:p text:style-name="P46">identical?<text:tab/>68</text:p>
          <text:p text:style-name="P46">if<text:tab/>20</text:p>
          <text:p text:style-name="P46">Inheritance<text:tab/>33</text:p>
          <text:p text:style-name="P46">inst:<text:tab/>61</text:p>
          <text:p text:style-name="P46">InStream<text:tab/>51</text:p>
          <text:p text:style-name="P46">Integer<text:tab/>52</text:p>
          <text:p text:style-name="P47">J</text:p>
          <text:p text:style-name="P46">j<text:tab/>22</text:p>
          <text:p text:style-name="P47">L</text:p>
          <text:p text:style-name="P46">Late Binding<text:tab/>33</text:p>
          <text:p text:style-name="P46">local:<text:tab/>61</text:p>
          <text:p text:style-name="P46">loop<text:tab/>22</text:p>
          <text:p text:style-name="P47">M</text:p>
          <text:p text:style-name="P46">max<text:tab/>68</text:p>
          <text:p text:style-name="P46">MaxNumeric<text:tab/>54</text:p>
          <text:p text:style-name="P46">Method Mapping<text:tab/>34</text:p>
          <text:p text:style-name="P46">Methods<text:tab/>33</text:p>
          <text:p text:style-name="P46">min<text:tab/>68</text:p>
          <text:p text:style-name="P46">MinNumeric<text:tab/>55</text:p>
          <text:p text:style-name="P46">Mutation<text:tab/>27</text:p>
          <text:p text:style-name="P47">N</text:p>
          <text:p text:style-name="P46">nil&lt;&gt;<text:tab/>69</text:p>
          <text:p text:style-name="P46">nil=<text:tab/>69</text:p>
          <text:p text:style-name="P46">NilClass<text:tab/>56</text:p>
          <text:p text:style-name="P46">nip<text:tab/>18</text:p>
          <text:p text:style-name="P46">not<text:tab/>69</text:p>
          <text:p text:style-name="P46">Numeric<text:tab/>57</text:p>
          <text:p text:style-name="P47">O</text:p>
          <text:p text:style-name="P46">Object<text:tab/>60</text:p>
          <text:p text:style-name="P46">OutStream<text:tab/>70</text:p>
          <text:p text:style-name="P46">over<text:tab/>18</text:p>
          <text:p text:style-name="P47">P</text:p>
          <text:p text:style-name="P46">pick<text:tab/>18</text:p>
          <text:p text:style-name="P46">Polymorphism<text:tab/>33</text:p>
          <text:p text:style-name="P46">Procedure<text:tab/>72</text:p>
          <text:p text:style-name="P47">Q</text:p>
          <text:p text:style-name="P46">Queue<text:tab/>73</text:p>
          <text:p text:style-name="P47">R</text:p>
          <text:p text:style-name="P46">Rake<text:tab/>11</text:p>
          <text:p text:style-name="P46">Rational<text:tab/>74</text:p>
          <text:p text:style-name="P46">Referencing<text:tab/>26</text:p>
          <text:p text:style-name="P46">repeat<text:tab/>24</text:p>
          <text:p text:style-name="P46">Routing<text:tab/>35</text:p>
          <text:p text:style-name="P47">S</text:p>
          <text:p text:style-name="P46">Scoping<text:tab/>25</text:p>
          <text:p text:style-name="P46">Stack<text:tab/>76</text:p>
          <text:p text:style-name="P46">String<text:tab/>77</text:p>
          <text:p text:style-name="P46">super<text:tab/>61</text:p>
          <text:p text:style-name="P46">swap<text:tab/>19</text:p>
          <text:p text:style-name="P46">switch<text:tab/>20</text:p>
          <text:p text:style-name="P46">SymbolMap<text:tab/>34</text:p>
          <text:p text:style-name="P47">T</text:p>
          <text:p text:style-name="P46">Thanks<text:tab/>9</text:p>
          <text:p text:style-name="P46">then<text:tab/>20</text:p>
          <text:p text:style-name="P46">Thread<text:tab/>79</text:p>
          <text:p text:style-name="P46">TrueClass<text:tab/>80</text:p>
          <text:p text:style-name="P46">tuck<text:tab/>19</text:p>
          <text:p text:style-name="P46">Typing<text:tab/>25</text:p>
          <text:p text:style-name="P47">U</text:p>
          <text:p text:style-name="P46">until<text:tab/>24</text:p>
          <text:p text:style-name="P47">V</text:p>
          <text:p text:style-name="P46">val:<text:tab/>25</text:p>
          <text:p text:style-name="P46">val@:<text:tab/>26</text:p>
          <text:p text:style-name="P46">val#:<text:tab/>26</text:p>
          <text:p text:style-name="P46">val$:<text:tab/>26</text:p>
          <text:p text:style-name="P46">var:<text:tab/>25</text:p>
          <text:p text:style-name="P46">var@:<text:tab/>26</text:p>
          <text:p text:style-name="P46">var#:<text:tab/>26</text:p>
          <text:p text:style-name="P46">var$:<text:tab/>26</text:p>
          <text:p text:style-name="P46">VirtualMachine<text:tab/>81</text:p>
          <text:p text:style-name="P47">X</text:p>
          <text:p text:style-name="P46">x<text:tab/>40</text:p>
          <text:p text:style-name="P47">^</text:p>
          <text:p text:style-name="P46">^^<text:tab/>47, 56, 67</text:p>
          <text:p text:style-name="P47">-</text:p>
          <text:p text:style-name="P46">-i<text:tab/>22</text:p>
          <text:p text:style-name="P46">-j<text:tab/>22</text:p>
          <text:p text:style-name="P47">;</text:p>
          <text:p text:style-name="P46">;<text:tab/>61</text:p>
          <text:p text:style-name="P47">:</text:p>
          <text:p text:style-name="P46">:<text:tab/>35</text:p>
          <text:p text:style-name="P47">.</text:p>
          <text:p text:style-name="P46">.<text:tab/>60</text:p>
          <text:p text:style-name="P46">.:<text:tab/>35</text:p>
          <text:p text:style-name="P46">.::<text:tab/>35, 61</text:p>
          <text:p text:style-name="P46">.cbrt<text:tab/>45</text:p>
          <text:p text:style-name="P46">.class<text:tab/>61</text:p>
          <text:p text:style-name="P46">.clone<text:tab/>62</text:p>
          <text:p text:style-name="P46">.copy<text:tab/>62</text:p>
          <text:p text:style-name="P46">.e**<text:tab/>45</text:p>
          <text:p text:style-name="P46">.init<text:tab/>26, 62</text:p>
          <text:p text:style-name="P46">.is_class?<text:tab/>62</text:p>
          <text:p text:style-name="P46">.name<text:tab/>63</text:p>
          <text:p text:style-name="P46">.new<text:tab/>40</text:p>
          <text:p text:style-name="P46">.new_size<text:tab/>41</text:p>
          <text:p text:style-name="P46">.new_value<text:tab/>41</text:p>
          <text:p text:style-name="P46">.new_values<text:tab/>41</text:p>
          <text:p text:style-name="P46">.new{<text:tab/>40</text:p>
          <text:p text:style-name="P46">.split<text:tab/>45, 74</text:p>
          <text:p text:style-name="P46">.sqrt<text:tab/>45</text:p>
          <text:p text:style-name="P46">.strlen<text:tab/>63</text:p>
          <text:p text:style-name="P46">.to_f<text:tab/>63</text:p>
          <text:p text:style-name="P46">.to_f!<text:tab/>64</text:p>
          <text:p text:style-name="P46">.to_i<text:tab/>64</text:p>
          <text:p text:style-name="P46">.to_i!<text:tab/>64</text:p>
          <text:p text:style-name="P46">.to_n<text:tab/>64</text:p>
          <text:p text:style-name="P46">.to_n!<text:tab/>65</text:p>
          <text:p text:style-name="P46">.to_r<text:tab/>65</text:p>
          <text:p text:style-name="P46">.to_r!<text:tab/>66</text:p>
          <text:p text:style-name="P46">.to_s<text:tab/>66</text:p>
          <text:p text:style-name="P46">.to_x<text:tab/>66</text:p>
          <text:p text:style-name="P46">.to_x!<text:tab/>67</text:p>
          <text:p text:style-name="P47">)</text:p>
          <text:p text:style-name="P46">)methods<text:tab/>60</text:p>
          <text:p text:style-name="P47">}</text:p>
          <text:p text:style-name="P46">}<text:tab/>40</text:p>
          <text:p text:style-name="P47">&amp;</text:p>
          <text:p text:style-name="P46">&amp;&amp;<text:tab/>47, 56, 60</text:p>
          <text:p text:style-name="P47">+</text:p>
          <text:p text:style-name="P46">+loop<text:tab/>22</text:p>
          <text:p text:style-name="P47">&lt;</text:p>
          <text:p text:style-name="P46">&lt;&gt;<text:tab/>67</text:p>
          <text:p text:style-name="P47">=</text:p>
          <text:p text:style-name="P46">=<text:tab/>67</text:p>
          <text:p text:style-name="P47">|</text:p>
          <text:p text:style-name="P46">||<text:tab/>47, 56, 69</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5">[before] word [after] (h3)</text:p>
            <text:p text:style-name="Text_20_body">Routing:</text:p>
            <text:p text:style-name="Text_20_body">description</text:p>
          </table:table-cell>
          <table:covered-table-cell/>
        </table:table-row>
        <table:table-row table:style-name="Table58.1">
          <table:table-cell table:style-name="Table58.A2" office:value-type="string">
            <text:p text:style-name="P13">Code</text:p>
          </table:table-cell>
          <table:table-cell table:style-name="Table58.B2" office:value-type="string">
            <text:p text:style-name="P13">Result</text:p>
          </table:table-cell>
        </table:table-row>
        <table:table-row table:style-name="Table58.1">
          <table:table-cell table:style-name="Table58.A2" office:value-type="string">
            <text:p text:style-name="Snippet"/>
          </table:table-cell>
          <table:table-cell table:style-name="Table58.B2" office:value-type="string">
            <text:p text:style-name="P15"/>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5">[before] word [after] (h4)</text:p>
            <text:p text:style-name="Text_20_body">Routing:<text:span text:style-name="T12"> Compiler Context.</text:span></text:p>
            <text:p text:style-name="Text_20_body">description</text:p>
          </table:table-cell>
          <table:covered-table-cell/>
        </table:table-row>
        <table:table-row table:style-name="Table61.2">
          <table:table-cell table:style-name="Table61.A2" office:value-type="string">
            <text:p text:style-name="P13">Code</text:p>
          </table:table-cell>
          <table:table-cell table:style-name="Table61.B2" office:value-type="string">
            <text:p text:style-name="P13">Result</text:p>
          </table:table-cell>
        </table:table-row>
        <table:table-row table:style-name="Table61.2">
          <table:table-cell table:style-name="Table61.A2" office:value-type="string">
            <text:p text:style-name="Snippet"/>
          </table:table-cell>
          <table:table-cell table:style-name="Table61.B2" office:value-type="string">
            <text:p text:style-name="P15"/>
          </table:table-cell>
        </table:table-row>
      </table:table>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89</text:page-number> of <text:page-count>89</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4DT19H41M54S</meta:editing-duration>
    <meta:editing-cycles>1283</meta:editing-cycles>
    <meta:generator>OpenOffice/4.1.1$Win32 OpenOffice.org_project/411m6$Build-9775</meta:generator>
    <dc:date>2015-03-23T14:04:33.18</dc:date>
    <dc:creator>Peter Camilleri</dc:creator>
    <meta:printed-by>Peter Camilleri</meta:printed-by>
    <meta:print-date>2015-02-10T10:49:15.76</meta:print-date>
    <meta:document-statistic meta:table-count="65" meta:image-count="0" meta:object-count="0" meta:page-count="89" meta:paragraph-count="2357" meta:word-count="14738" meta:character-count="88084"/>
    <meta:template xlink:type="simple" xlink:actuate="onRequest" xlink:title="MyDefault" xlink:href="../../../../OpenOffice.org/3/user/template/MyDefault.ott" meta:date="2014-06-26T22:09:00.24"/>
  </office:meta>
</office:document-meta>
</file>